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CommentReference" style:family="text">
      <style:text-properties style:font-name="Times New Roman" fo:font-size="12pt" style:font-size-asian="12pt" style:font-size-complex="12pt"/>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T239" style:parent-style-name="DefaultParagraphFont" style:family="text">
      <style:text-properties fo:language="en" fo:country="US"/>
    </style:style>
    <style:style style:name="T240" style:parent-style-name="CommentReference"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CommentReference"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T247" style:parent-style-name="CommentReference" style:family="text">
      <style:text-properties style:font-name="Times New Roman" fo:font-size="12pt" style:font-size-asian="12pt" style:font-size-complex="12pt"/>
    </style:style>
    <style:style style:name="T248" style:parent-style-name="CommentReference"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T253" style:parent-style-name="Hyperlink" style:family="text">
      <style:text-properties fo:font-weight="bold" style:font-weight-asian="bold" style:font-weight-complex="bold" fo:language="en" fo:country="US"/>
    </style:style>
    <style:style style:name="T254" style:parent-style-name="CommentReference" style:family="text">
      <style:text-properties style:font-name="Times New Roman" fo:font-size="12pt" style:font-size-asian="12pt" style:font-size-complex="12pt"/>
    </style:style>
    <style:style style:name="T255" style:parent-style-name="CommentReference"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T271" style:parent-style-name="CommentReference" style:family="text">
      <style:text-properties style:font-name="Times New Roman" fo:font-size="12pt" style:font-size-asian="12pt" style:font-size-complex="12pt"/>
    </style:style>
    <style:style style:name="T272" style:parent-style-name="CommentReference" style:family="text">
      <style:text-properties style:font-name="Times New Roman" fo:font-size="12pt" style:font-size-asian="12pt" style:font-size-complex="12pt"/>
    </style:style>
    <style:style style:name="T273" style:parent-style-name="DefaultParagraphFont" style:family="text">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T281" style:parent-style-name="Hyperlink" style:family="text">
      <style:text-properties fo:font-weight="bold" style:font-weight-asian="bold" style:font-weight-complex="bold" fo:language="en" fo:country="US"/>
    </style:style>
    <style:style style:name="T282" style:parent-style-name="CommentReference" style:family="text">
      <style:text-properties style:font-name="Times New Roman" fo:font-size="12pt" style:font-size-asian="12pt" style:font-size-complex="12pt"/>
    </style:style>
    <style:style style:name="T283" style:parent-style-name="CommentReference" style:family="text">
      <style:text-properties style:font-name="Times New Roman" fo:font-size="12pt" style:font-size-asian="12pt" style:font-size-complex="12pt"/>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P308" style:parent-style-name="CommentText" style:family="paragraph">
      <style:paragraph-properties fo:text-align="start" fo:text-indent="0in"/>
    </style:style>
    <style:style style:name="T309" style:parent-style-name="CommentReference" style:family="text">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fo:language="en" fo:country="US"/>
    </style:style>
    <style:style style:name="P311" style:parent-style-name="Standard" style:family="paragraph">
      <style:paragraph-properties fo:text-align="start" fo:text-indent="0.4916in"/>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style:font-name="Times New Roman" fo:font-size="12pt" style:font-size-asian="12pt" style:font-size-complex="12pt" fo:language="en" fo:country="US"/>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T336" style:parent-style-name="DefaultParagraphFont" style:family="text">
      <style:text-properties style:font-name="Times New Roman" fo:font-size="12pt" style:font-size-asian="12pt" style:font-size-complex="12pt" fo:language="en" fo:country="US"/>
    </style:style>
    <style:style style:name="P337" style:parent-style-name="CommentText" style:family="paragraph">
      <style:paragraph-properties fo:text-align="start" fo:text-indent="0in"/>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T344" style:parent-style-name="CommentReference" style:family="text">
      <style:text-properties style:font-name="Times New Roman" fo:font-size="12pt" style:font-size-asian="12pt" style:font-size-complex="12pt"/>
    </style:style>
    <style:style style:name="T345" style:parent-style-name="CommentReference"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T350" style:parent-style-name="CommentReference" style:family="text">
      <style:text-properties style:font-name="Times New Roman" fo:font-size="12pt" style:font-size-asian="12pt" style:font-size-complex="12pt"/>
    </style:style>
    <style:style style:name="T351" style:parent-style-name="CommentReference"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T356" style:parent-style-name="Hyperlink" style:family="text">
      <style:text-properties fo:font-weight="bold" style:font-weight-asian="bold" style:font-weight-complex="bold" fo:language="en" fo:country="US"/>
    </style:style>
    <style:style style:name="T357" style:parent-style-name="CommentReference" style:family="text">
      <style:text-properties style:font-name="Times New Roman" fo:font-size="12pt" style:font-size-asian="12pt" style:font-size-complex="12pt"/>
    </style:style>
    <style:style style:name="T358" style:parent-style-name="CommentReference" style:family="text">
      <style:text-properties style:font-name="Times New Roman" fo:font-size="12pt" style:font-size-asian="12pt" style:font-size-complex="12pt"/>
    </style:style>
    <style:style style:name="T35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60" style:parent-style-name="DefaultParagraphFont" style:family="text">
      <style:text-properties style:font-name="Times New Roman" fo:font-size="12pt" style:font-size-asian="12pt" style:font-size-complex="12pt" fo:language="en" fo:country="US"/>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T363" style:parent-style-name="CommentReference" style:family="text">
      <style:text-properties style:font-name="Times New Roman" fo:font-size="12pt" style:font-size-asian="12pt" style:font-size-complex="12pt"/>
    </style:style>
    <style:style style:name="T364" style:parent-style-name="CommentReference"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T371" style:parent-style-name="CommentReference" style:family="text">
      <style:text-properties style:font-name="Times New Roman" fo:font-size="12pt" style:font-size-asian="12pt" style:font-size-complex="12pt"/>
    </style:style>
    <style:style style:name="T372" style:parent-style-name="CommentReference" style:family="text">
      <style:text-properties style:font-name="Times New Roman" fo:font-size="12pt" style:font-size-asian="12pt" style:font-size-complex="12pt"/>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DefaultParagraphFont" style:family="text">
      <style:text-properties style:font-name="Times New Roman"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T377" style:parent-style-name="CommentReference" style:family="text">
      <style:text-properties style:font-name="Times New Roman" fo:font-size="12pt" style:font-size-asian="12pt" style:font-size-complex="12pt"/>
    </style:style>
    <style:style style:name="T378" style:parent-style-name="CommentReference" style:family="text">
      <style:text-properties style:font-name="Times New Roman" fo:font-size="12pt" style:font-size-asian="12pt" style:font-size-complex="12pt"/>
    </style:style>
    <style:style style:name="T379" style:parent-style-name="DefaultParagraphFont" style:family="text">
      <style:text-properties style:font-name="Times New Roman" fo:font-size="12pt" style:font-size-asian="12pt" style:font-size-complex="12pt" fo:language="en" fo:country="US"/>
    </style:style>
    <style:style style:name="T380" style:parent-style-name="DefaultParagraphFont" style:family="text">
      <style:text-properties style:font-name="Times New Roman" fo:font-size="12pt" style:font-size-asian="12pt" style:font-size-complex="12pt" fo:language="en" fo:country="US"/>
    </style:style>
    <style:style style:name="T381" style:parent-style-name="DefaultParagraphFont" style:family="text">
      <style:text-properties style:font-name="Times New Roman" fo:font-size="12pt" style:font-size-asian="12pt" style:font-size-complex="12pt" fo:language="en" fo:country="US"/>
    </style:style>
    <style:style style:name="P382" style:parent-style-name="CommentText" style:family="paragraph">
      <style:paragraph-properties fo:text-align="start" fo:text-indent="0in"/>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5" style:parent-style-name="Standard"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T388" style:parent-style-name="DefaultParagraphFont" style:family="text">
      <style:text-properties style:font-name="Times New Roman" fo:font-size="12pt" style:font-size-asian="12pt" style:font-size-complex="12pt" fo:language="en" fo:country="US"/>
    </style:style>
    <style:style style:name="T389" style:parent-style-name="DefaultParagraphFont" style:family="text">
      <style:text-properties style:font-name="Times New Roman" fo:font-size="12pt" style:font-size-asian="12pt" style:font-size-complex="12pt" fo:language="en" fo:country="US"/>
    </style:style>
    <style:style style:name="P390" style:parent-style-name="CommentText" style:family="paragraph">
      <style:paragraph-properties fo:text-align="start" fo:text-indent="0in"/>
    </style:style>
    <style:style style:name="T391" style:parent-style-name="CommentReference" style:family="text">
      <style:text-properties style:font-name="Times New Roman" fo:font-size="12pt" style:font-size-asian="12pt" style:font-size-complex="12pt"/>
    </style:style>
    <style:style style:name="T392" style:parent-style-name="DefaultParagraphFont" style:family="text">
      <style:text-properties style:font-name="Times New Roman" fo:font-size="12pt" style:font-size-asian="12pt" style:font-size-complex="12pt" fo:language="en" fo:country="US"/>
    </style:style>
    <style:style style:name="P3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style>
    <style:style style:name="T395" style:parent-style-name="DefaultParagraphFont" style:family="text">
      <style:text-properties style:font-name="Times New Roman" fo:font-size="12pt" style:font-size-asian="12pt" style:font-size-complex="12pt" fo:language="en" fo:country="US"/>
    </style:style>
    <style:style style:name="T396" style:parent-style-name="DefaultParagraphFont" style:family="text">
      <style:text-properties style:font-name="Times New Roman"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CommentReference" style:family="text">
      <style:text-properties style:font-name="Times New Roman" fo:font-size="12pt" style:font-size-asian="12pt" style:font-size-complex="12pt"/>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1" style:parent-style-name="Normal" style:family="paragraph">
      <style:paragraph-properties fo:text-align="start" fo:text-indent="0in"/>
      <style:text-properties style:font-name="Times New Roman" fo:font-size="12pt" style:font-size-asian="12pt" style:font-size-complex="12pt" fo:language="en" fo:country="US"/>
    </style:style>
    <style:style style:name="P402" style:parent-style-name="Standard" style:family="paragraph">
      <style:paragraph-properties fo:text-align="start" fo:text-indent="0in"/>
    </style:style>
    <style:style style:name="T403" style:parent-style-name="DefaultParagraphFont" style:family="text">
      <style:text-properties style:font-name="Times New Roman" fo:font-size="12pt" style:font-size-asian="12pt" style:font-size-complex="12pt" fo:language="en" fo:country="US"/>
    </style:style>
    <style:style style:name="T404" style:parent-style-name="DefaultParagraphFont" style:family="text">
      <style:text-properties style:font-name="Times New Roman" fo:font-size="12pt" style:font-size-asian="12pt" style:font-size-complex="12pt" fo:language="en" fo:country="US"/>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T407" style:parent-style-name="Hyperlink" style:family="text">
      <style:text-properties fo:font-weight="bold" style:font-weight-asian="bold" style:font-weight-complex="bold" fo:language="da" fo:country="DK"/>
    </style:style>
    <style:style style:name="T408" style:parent-style-name="CommentReference" style:family="text">
      <style:text-properties style:font-name="Times New Roman" fo:font-size="12pt" style:font-size-asian="12pt" style:font-size-complex="12pt"/>
    </style:style>
    <style:style style:name="T409" style:parent-style-name="CommentReference" style:family="text">
      <style:text-properties style:font-name="Times New Roman" fo:font-size="12pt" style:font-size-asian="12pt" style:font-size-complex="12pt"/>
    </style:style>
    <style:style style:name="T410" style:parent-style-name="DefaultParagraphFont" style:family="text">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style>
    <style:style style:name="T412" style:parent-style-name="DefaultParagraphFont" style:family="text">
      <style:text-properties style:font-name="Times New Roman" fo:font-size="12pt" style:font-size-asian="12pt" style:font-size-complex="12pt" fo:language="en" fo:country="US"/>
    </style:style>
    <style:style style:name="T413" style:parent-style-name="DefaultParagraphFont" style:family="text">
      <style:text-properties style:font-name="Times New Roman"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Times New Roman" fo:font-size="12pt" style:font-size-asian="12pt" style:font-size-complex="12pt"/>
    </style:style>
    <style:style style:name="T416" style:parent-style-name="DefaultParagraphFont" style:family="text">
      <style:text-properties style:font-name="Times New Roman" fo:font-size="12pt" style:font-size-asian="12pt" style:font-size-complex="12pt" fo:language="en" fo:country="US"/>
    </style:style>
    <style:style style:name="P417" style:parent-style-name="Standard" style:family="paragraph">
      <style:paragraph-properties fo:text-align="start" fo:text-indent="0in"/>
    </style:style>
    <style:style style:name="T418" style:parent-style-name="DefaultParagraphFont" style:family="text">
      <style:text-properties style:font-name="Times New Roman" fo:font-size="12pt" style:font-size-asian="12pt" style:font-size-complex="12pt" fo:language="en" fo:country="US"/>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CommentReference" style:family="text">
      <style:text-properties style:font-name="Times New Roman" fo:font-size="12pt" style:font-size-asian="12pt" style:font-size-complex="12pt"/>
    </style:style>
    <style:style style:name="T422" style:parent-style-name="DefaultParagraphFont" style:family="text">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style>
    <style:style style:name="T427" style:parent-style-name="DefaultParagraphFont" style:family="text">
      <style:text-properties style:font-name="Times New Roman" fo:font-size="12pt" style:font-size-asian="12pt" style:font-size-complex="12pt" fo:language="en" fo:country="US"/>
    </style:style>
    <style:style style:name="T428" style:parent-style-name="DefaultParagraphFont" style:family="text">
      <style:text-properties style:font-name="Times New Roman"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CommentReference"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fo:language="en" fo:country="US"/>
    </style:style>
    <style:style style:name="P4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3" style:parent-style-name="Standard" style:family="paragraph">
      <style:paragraph-properties fo:text-align="start" fo:text-indent="0in"/>
    </style:style>
    <style:style style:name="T434" style:parent-style-name="DefaultParagraphFont" style:family="text">
      <style:text-properties style:font-name="Times New Roman" fo:font-size="12pt" style:font-size-asian="12pt" style:font-size-complex="12pt" fo:language="en" fo:country="US"/>
    </style:style>
    <style:style style:name="T435" style:parent-style-name="DefaultParagraphFont" style:family="text">
      <style:text-properties style:font-name="Times New Roman"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T438" style:parent-style-name="Hyperlink" style:family="text">
      <style:text-properties fo:font-weight="bold" style:font-weight-asian="bold" style:font-weight-complex="bold" fo:language="en" fo:country="US"/>
    </style:style>
    <style:style style:name="T439" style:parent-style-name="CommentReference" style:family="text">
      <style:text-properties style:font-name="Times New Roman" fo:font-size="12pt" style:font-size-asian="12pt" style:font-size-complex="12pt"/>
    </style:style>
    <style:style style:name="T440" style:parent-style-name="CommentReference" style:family="text">
      <style:text-properties style:font-name="Times New Roman" fo:font-size="12pt" style:font-size-asian="12pt" style:font-size-complex="12pt"/>
    </style:style>
    <style:style style:name="T441" style:parent-style-name="DefaultParagraphFont" style:family="text">
      <style:text-properties style:font-name="Times New Roman" fo:font-size="12pt" style:font-size-asian="12pt" style:font-size-complex="12pt" fo:language="en" fo:country="US"/>
    </style:style>
    <style:style style:name="T442" style:parent-style-name="Hyperlink" style:family="text">
      <style:text-properties style:font-name="Times New Roman" fo:font-size="12pt" style:font-size-asian="12pt" style:font-size-complex="12pt" fo:language="en" fo:country="US"/>
    </style:style>
    <style:style style:name="T443" style:parent-style-name="DefaultParagraphFont" style:family="text">
      <style:text-properties style:font-name="Times New Roman" fo:font-size="12pt" style:font-size-asian="12pt" style:font-size-complex="12pt" fo:language="en" fo:country="US"/>
    </style:style>
    <style:style style:name="T444" style:parent-style-name="Hyperlink" style:family="text">
      <style:text-properties style:font-name="Times New Roman"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P4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7" style:parent-style-name="Standard" style:family="paragraph">
      <style:paragraph-properties fo:text-align="start" fo:text-indent="0in"/>
    </style:style>
    <style:style style:name="T448" style:parent-style-name="DefaultParagraphFont" style:family="text">
      <style:text-properties style:font-name="Times New Roman" fo:font-size="12pt" style:font-size-asian="12pt" style:font-size-complex="12pt" fo:language="en" fo:country="US"/>
    </style:style>
    <style:style style:name="T449" style:parent-style-name="DefaultParagraphFont" style:family="text">
      <style:text-properties style:font-name="Times New Roman" fo:font-size="12pt" style:font-size-asian="12pt" style:font-size-complex="12pt" fo:background-color="#FFFF00" fo:language="en" fo:country="US"/>
    </style:style>
    <style:style style:name="T450" style:parent-style-name="DefaultParagraphFont" style:family="text">
      <style:text-properties style:font-name="Times New Roman" fo:font-size="12pt" style:font-size-asian="12pt" style:font-size-complex="12pt" fo:language="en" fo:country="US"/>
    </style:style>
    <style:style style:name="T451" style:parent-style-name="DefaultParagraphFont" style:family="text">
      <style:text-properties style:font-name="Times New Roman" fo:font-size="12pt" style:font-size-asian="12pt" style:font-size-complex="12pt" fo:background-color="#00FFFF" fo:language="en" fo:country="US"/>
    </style:style>
    <style:style style:name="T452" style:parent-style-name="DefaultParagraphFont" style:family="text">
      <style:text-properties style:font-name="Times New Roman" fo:font-size="12pt" style:font-size-asian="12pt" style:font-size-complex="12pt" fo:language="en" fo:country="US"/>
    </style:style>
    <style:style style:name="T453" style:parent-style-name="DefaultParagraphFont" style:family="text">
      <style:text-properties style:font-name="Times New Roman" fo:font-size="12pt" style:font-size-asian="12pt" style:font-size-complex="12pt" fo:background-color="#00FF00" fo:language="en" fo:country="US"/>
    </style:style>
    <style:style style:name="T454" style:parent-style-name="DefaultParagraphFont" style:family="text">
      <style:text-properties style:font-name="Times New Roman" fo:font-size="12pt" style:font-size-asian="12pt" style:font-size-complex="12pt" fo:language="en" fo:country="US"/>
    </style:style>
    <style:style style:name="T455" style:parent-style-name="DefaultParagraphFont" style:family="text">
      <style:text-properties style:font-name="Times New Roman" fo:font-size="12pt" style:font-size-asian="12pt" style:font-size-complex="12pt" fo:background-color="#FF00FF" fo:language="en" fo:country="US"/>
    </style:style>
    <style:style style:name="T456" style:parent-style-name="DefaultParagraphFont" style:family="text">
      <style:text-properties style:font-name="Times New Roman" fo:font-size="12pt" style:font-size-asian="12pt" style:font-size-complex="12pt"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CommentReference" style:family="text">
      <style:text-properties style:font-name="Times New Roman" fo:font-size="12pt" style:font-size-asian="12pt" style:font-size-complex="12pt"/>
    </style:style>
    <style:style style:name="T460" style:parent-style-name="DefaultParagraphFont" style:family="text">
      <style:text-properties style:font-name="Times New Roman" fo:font-size="12pt" style:font-size-asian="12pt" style:font-size-complex="12pt" fo:language="en" fo:country="US"/>
    </style:style>
    <style:style style:name="P461" style:parent-style-name="Standard" style:family="paragraph">
      <style:paragraph-properties fo:text-align="start" fo:text-indent="0in"/>
    </style:style>
    <style:style style:name="T462" style:parent-style-name="DefaultParagraphFont" style:family="text">
      <style:text-properties style:font-name="Times New Roman" fo:font-size="12pt" style:font-size-asian="12pt" style:font-size-complex="12pt" fo:language="en" fo:country="US"/>
    </style:style>
    <style:style style:name="T463" style:parent-style-name="DefaultParagraphFont" style:family="text">
      <style:text-properties style:font-name="Times New Roman" fo:font-size="12pt" style:font-size-asian="12pt" style:font-size-complex="12pt" fo:background-color="#FFFF00" fo:language="en" fo:country="US"/>
    </style:style>
    <style:style style:name="T464" style:parent-style-name="DefaultParagraphFont" style:family="text">
      <style:text-properties style:font-name="Times New Roman" fo:font-size="12pt" style:font-size-asian="12pt" style:font-size-complex="12pt" fo:language="en" fo:country="US"/>
    </style:style>
    <style:style style:name="T465" style:parent-style-name="DefaultParagraphFont" style:family="text">
      <style:text-properties style:font-name="Times New Roman" fo:font-size="12pt" style:font-size-asian="12pt" style:font-size-complex="12pt" fo:background-color="#00FFFF" fo:language="en" fo:country="US"/>
    </style:style>
    <style:style style:name="T466" style:parent-style-name="DefaultParagraphFont" style:family="text">
      <style:text-properties style:font-name="Times New Roman" fo:font-size="12pt" style:font-size-asian="12pt" style:font-size-complex="12pt" fo:language="en" fo:country="US"/>
    </style:style>
    <style:style style:name="T467" style:parent-style-name="DefaultParagraphFont" style:family="text">
      <style:text-properties style:font-name="Times New Roman" fo:font-size="12pt" style:font-size-asian="12pt" style:font-size-complex="12pt" fo:background-color="#00FF00" fo:language="en" fo:country="US"/>
    </style:style>
    <style:style style:name="T468" style:parent-style-name="DefaultParagraphFont" style:family="text">
      <style:text-properties style:font-name="Times New Roman" fo:font-size="12pt" style:font-size-asian="12pt" style:font-size-complex="12pt" fo:language="en" fo:country="US"/>
    </style:style>
    <style:style style:name="T469" style:parent-style-name="DefaultParagraphFont" style:family="text">
      <style:text-properties style:font-name="Times New Roman" fo:font-size="12pt" style:font-size-asian="12pt" style:font-size-complex="12pt" fo:background-color="#FF00FF" fo:language="en" fo:country="US"/>
    </style:style>
    <style:style style:name="T470" style:parent-style-name="DefaultParagraphFont" style:family="text">
      <style:text-properties style:font-name="Times New Roman" fo:font-size="12pt" style:font-size-asian="12pt" style:font-size-complex="12pt" fo:language="en" fo:country="US"/>
    </style:style>
    <style:style style:name="P4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73" style:parent-style-name="Standard" style:family="paragraph">
      <style:paragraph-properties fo:text-align="start" fo:text-indent="0in"/>
    </style:style>
    <style:style style:name="T474" style:parent-style-name="DefaultParagraphFont" style:family="text">
      <style:text-properties style:font-name="Times New Roman" fo:font-size="12pt" style:font-size-asian="12pt" style:font-size-complex="12pt" fo:language="en" fo:country="US"/>
    </style:style>
    <style:style style:name="T475" style:parent-style-name="DefaultParagraphFont" style:family="text">
      <style:text-properties style:font-name="Times New Roman" fo:font-size="12pt" style:font-size-asian="12pt" style:font-size-complex="12pt" fo:background-color="#FFFF00"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T477" style:parent-style-name="DefaultParagraphFont" style:family="text">
      <style:text-properties style:font-name="Times New Roman" fo:font-size="12pt" style:font-size-asian="12pt" style:font-size-complex="12pt" fo:background-color="#00FFFF" fo:language="en" fo:country="US"/>
    </style:style>
    <style:style style:name="T478" style:parent-style-name="DefaultParagraphFont" style:family="text">
      <style:text-properties style:font-name="Times New Roman" fo:font-size="12pt" style:font-size-asian="12pt" style:font-size-complex="12pt" fo:language="en" fo:country="US"/>
    </style:style>
    <style:style style:name="T479" style:parent-style-name="DefaultParagraphFont" style:family="text">
      <style:text-properties style:font-name="Times New Roman" fo:font-size="12pt" style:font-size-asian="12pt" style:font-size-complex="12pt" fo:background-color="#00FF00" fo:language="en" fo:country="US"/>
    </style:style>
    <style:style style:name="T480" style:parent-style-name="DefaultParagraphFont" style:family="text">
      <style:text-properties style:font-name="Times New Roman" fo:font-size="12pt" style:font-size-asian="12pt" style:font-size-complex="12pt" fo:language="en" fo:country="US"/>
    </style:style>
    <style:style style:name="T481" style:parent-style-name="DefaultParagraphFont" style:family="text">
      <style:text-properties style:font-name="Times New Roman" fo:font-size="12pt" style:font-size-asian="12pt" style:font-size-complex="12pt" fo:background-color="#FF00FF" fo:language="en" fo:country="US"/>
    </style:style>
    <style:style style:name="T482" style:parent-style-name="DefaultParagraphFont" style:family="text">
      <style:text-properties style:font-name="Times New Roman" fo:font-size="12pt" style:font-size-asian="12pt" style:font-size-complex="12pt" fo:language="en" fo:country="US"/>
    </style:style>
    <style:style style:name="T483" style:parent-style-name="DefaultParagraphFont" style:family="text">
      <style:text-properties style:font-name="Times New Roman" fo:font-size="12pt" style:font-size-asian="12pt" style:font-size-complex="12pt" fo:language="en" fo:country="US"/>
    </style:style>
    <style:style style:name="P484" style:parent-style-name="Standard" style:family="paragraph">
      <style:paragraph-properties fo:text-align="start" fo:text-indent="0in"/>
    </style:style>
    <style:style style:name="T485" style:parent-style-name="DefaultParagraphFont" style:family="text">
      <style:text-properties style:font-name="Times New Roman" fo:font-size="12pt" style:font-size-asian="12pt" style:font-size-complex="12pt" fo:language="en" fo:country="US"/>
    </style:style>
    <style:style style:name="T486" style:parent-style-name="DefaultParagraphFont" style:family="text">
      <style:text-properties style:font-name="Times New Roman" fo:font-size="12pt" style:font-size-asian="12pt" style:font-size-complex="12pt" fo:language="en" fo:country="US"/>
    </style:style>
    <style:style style:name="P487" style:parent-style-name="CommentText" style:family="paragraph">
      <style:paragraph-properties fo:text-align="start" fo:text-indent="0in"/>
    </style:style>
    <style:style style:name="T488" style:parent-style-name="CommentReference" style:family="text">
      <style:text-properties style:font-name="Times New Roman" fo:font-size="12pt" style:font-size-asian="12pt" style:font-size-complex="12pt"/>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fo:font-size="12pt" style:font-size-asian="12pt" style:font-size-complex="12pt" fo:background-color="#FFFF00" fo:language="en" fo:country="US"/>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fo:font-size="12pt" style:font-size-asian="12pt" style:font-size-complex="12pt" fo:language="en" fo:country="US"/>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T496" style:parent-style-name="CommentReference" style:family="text">
      <style:text-properties style:font-name="Times New Roman" fo:font-size="12pt" style:font-size-asian="12pt" style:font-size-complex="12pt"/>
    </style:style>
    <style:style style:name="T497" style:parent-style-name="CommentReference" style:family="text">
      <style:text-properties style:font-name="Times New Roman" fo:font-size="12pt" style:font-size-asian="12pt" style:font-size-complex="12pt"/>
    </style:style>
    <style:style style:name="T498" style:parent-style-name="DefaultParagraphFont" style:family="text">
      <style:text-properties style:font-name="Times New Roman" fo:font-size="12pt" style:font-size-asian="12pt" style:font-size-complex="12pt" fo:language="en" fo:country="US"/>
    </style:style>
    <style:style style:name="T499" style:parent-style-name="DefaultParagraphFont" style:family="text">
      <style:text-properties style:font-name="Times New Roman" fo:font-size="12pt" style:font-size-asian="12pt" style:font-size-complex="12pt" fo:background-color="#FFFF00"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T501" style:parent-style-name="DefaultParagraphFont" style:family="text">
      <style:text-properties style:font-name="Times New Roman" fo:font-size="12pt" style:font-size-asian="12pt" style:font-size-complex="12pt" fo:background-color="#00FF00" fo:language="en" fo:country="US"/>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DefaultParagraphFont" style:family="text">
      <style:text-properties style:font-name="Times New Roman" fo:font-size="12pt" style:font-size-asian="12pt" style:font-size-complex="12pt" fo:background-color="#FFFF00" fo:language="en" fo:country="US"/>
    </style:style>
    <style:style style:name="T504" style:parent-style-name="DefaultParagraphFont" style:family="text">
      <style:text-properties style:font-name="Times New Roman" fo:font-size="12pt" style:font-size-asian="12pt" style:font-size-complex="12pt" fo:language="en" fo:country="US"/>
    </style:style>
    <style:style style:name="P505" style:parent-style-name="Standard" style:family="paragraph">
      <style:paragraph-properties fo:text-align="start" fo:text-indent="0in"/>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fo:font-size="12pt" style:font-size-asian="12pt" style:font-size-complex="12pt" fo:background-color="#FF00FF" fo:language="en" fo:country="US"/>
    </style:style>
    <style:style style:name="T508" style:parent-style-name="DefaultParagraphFont" style:family="text">
      <style:text-properties style:font-name="Times New Roman" fo:font-size="12pt" style:font-size-asian="12pt" style:font-size-complex="12pt" fo:language="en" fo:country="US"/>
    </style:style>
    <style:style style:name="T509" style:parent-style-name="DefaultParagraphFont" style:family="text">
      <style:text-properties style:font-name="Times New Roman" fo:font-size="12pt" style:font-size-asian="12pt" style:font-size-complex="12pt" fo:language="en" fo:country="US"/>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P515" style:parent-style-name="CommentText" style:family="paragraph">
      <style:paragraph-properties fo:text-align="start" fo:text-indent="0in"/>
    </style:style>
    <style:style style:name="P516" style:parent-style-name="CommentText" style:family="paragraph">
      <style:paragraph-properties fo:text-align="start" fo:text-indent="0in"/>
    </style:style>
    <style:style style:name="T517" style:parent-style-name="CommentReference" style:family="text">
      <style:text-properties style:font-name="Times New Roman" fo:font-size="12pt" style:font-size-asian="12pt" style:font-size-complex="12pt"/>
    </style:style>
    <style:style style:name="T518" style:parent-style-name="CommentReference" style:family="text">
      <style:text-properties style:font-name="Times New Roman" fo:font-size="12pt" style:font-size-asian="12pt" style:font-size-complex="12pt"/>
    </style:style>
    <style:style style:name="T519" style:parent-style-name="DefaultParagraphFont" style:family="text">
      <style:text-properties style:font-name="Times New Roman" fo:font-size="12pt" style:font-size-asian="12pt" style:font-size-complex="12pt" fo:language="en" fo:country="US"/>
    </style:style>
    <style:style style:name="T520" style:parent-style-name="DefaultParagraphFont" style:family="text">
      <style:text-properties style:font-name="Times New Roman" fo:font-size="12pt" style:font-size-asian="12pt" style:font-size-complex="12pt" fo:background-color="#00FF00" fo:language="en" fo:country="US"/>
    </style:style>
    <style:style style:name="T521" style:parent-style-name="DefaultParagraphFont" style:family="text">
      <style:text-properties style:font-name="Times New Roman" fo:font-size="12pt" style:font-size-asian="12pt" style:font-size-complex="12pt" fo:language="en" fo:country="US"/>
    </style:style>
    <style:style style:name="T522" style:parent-style-name="DefaultParagraphFont" style:family="text">
      <style:text-properties style:font-name="Times New Roman" fo:font-size="12pt" style:font-size-asian="12pt" style:font-size-complex="12pt" fo:background-color="#FFFF00" fo:language="en" fo:country="US"/>
    </style:style>
    <style:style style:name="T523" style:parent-style-name="DefaultParagraphFont" style:family="text">
      <style:text-properties style:font-name="Times New Roman" fo:font-size="12pt" style:font-size-asian="12pt" style:font-size-complex="12pt" fo:language="en" fo:country="US"/>
    </style:style>
    <style:style style:name="T524" style:parent-style-name="DefaultParagraphFont" style:family="text">
      <style:text-properties style:font-name="Times New Roman" fo:font-size="12pt" style:font-size-asian="12pt" style:font-size-complex="12pt" fo:language="en" fo:country="US"/>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T534" style:parent-style-name="CommentReference" style:family="text">
      <style:text-properties style:font-name="Times New Roman" fo:font-size="12pt" style:font-size-asian="12pt" style:font-size-complex="12pt"/>
    </style:style>
    <style:style style:name="T535" style:parent-style-name="CommentReference" style:family="text">
      <style:text-properties style:font-name="Times New Roman" fo:font-size="12pt" style:font-size-asian="12pt" style:font-size-complex="12pt"/>
    </style:style>
    <style:style style:name="T536" style:parent-style-name="DefaultParagraphFont" style:family="text">
      <style:text-properties style:font-name="Times New Roman" fo:font-size="12pt" style:font-size-asian="12pt" style:font-size-complex="12pt" fo:language="en" fo:country="US"/>
    </style:style>
    <style:style style:name="P53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38" style:parent-style-name="Standard" style:family="paragraph">
      <style:paragraph-properties fo:text-align="start" fo:text-indent="0in"/>
    </style:style>
    <style:style style:name="T539" style:parent-style-name="DefaultParagraphFont" style:family="text">
      <style:text-properties style:font-name="Times New Roman" fo:font-size="12pt" style:font-size-asian="12pt" style:font-size-complex="12pt" fo:language="en" fo:country="US"/>
    </style:style>
    <style:style style:name="T540" style:parent-style-name="DefaultParagraphFont" style:family="text">
      <style:text-properties style:font-name="Times New Roman" fo:font-size="12pt" style:font-size-asian="12pt" style:font-size-complex="12pt" fo:background-color="#00FF00" fo:language="en" fo:country="US"/>
    </style:style>
    <style:style style:name="T541" style:parent-style-name="DefaultParagraphFont" style:family="text">
      <style:text-properties style:font-name="Times New Roman" fo:font-size="12pt" style:font-size-asian="12pt" style:font-size-complex="12pt" fo:language="en" fo:country="US"/>
    </style:style>
    <style:style style:name="T542" style:parent-style-name="DefaultParagraphFont" style:family="text">
      <style:text-properties style:font-name="Times New Roman" fo:font-size="12pt" style:font-size-asian="12pt" style:font-size-complex="12pt" fo:background-color="#00FF00" fo:language="en" fo:country="US"/>
    </style:style>
    <style:style style:name="T543" style:parent-style-name="DefaultParagraphFont" style:family="text">
      <style:text-properties style:font-name="Times New Roman" fo:font-size="12pt" style:font-size-asian="12pt" style:font-size-complex="12pt" fo:language="en" fo:country="US"/>
    </style:style>
    <style:style style:name="P5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5" style:parent-style-name="Standard" style:family="paragraph">
      <style:paragraph-properties fo:text-align="start" fo:text-indent="0in"/>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background-color="#FFFF00"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T549" style:parent-style-name="DefaultParagraphFont" style:family="text">
      <style:text-properties style:font-name="Times New Roman" fo:font-size="12pt" style:font-size-asian="12pt" style:font-size-complex="12pt" fo:background-color="#FFFF00"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background-color="#FF00FF"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ize="12pt" style:font-size-asian="12pt" style:font-size-complex="12pt" fo:background-color="#00FF00"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background-color="#00FF00" fo:language="en" fo:country="US"/>
    </style:style>
    <style:style style:name="T556" style:parent-style-name="DefaultParagraphFont" style:family="text">
      <style:text-properties style:font-name="Times New Roman" fo:font-size="12pt" style:font-size-asian="12pt" style:font-size-complex="12pt" fo:language="en" fo:country="US"/>
    </style:style>
    <style:style style:name="T557" style:parent-style-name="DefaultParagraphFont" style:family="text">
      <style:text-properties style:font-name="Times New Roman" fo:font-size="12pt" style:font-size-asian="12pt" style:font-size-complex="12pt" fo:language="en" fo:country="US"/>
    </style:style>
    <style:style style:name="T558" style:parent-style-name="DefaultParagraphFont" style:family="text">
      <style:text-properties style:font-name="Times New Roman" fo:font-size="12pt" style:font-size-asian="12pt" style:font-size-complex="12pt" fo:background-color="#FFFF00" fo:language="en" fo:country="US"/>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fo:background-color="#00FFFF" fo:language="en" fo:country="US"/>
    </style:style>
    <style:style style:name="T561" style:parent-style-name="DefaultParagraphFont" style:family="text">
      <style:text-properties style:font-name="Times New Roman" fo:font-size="12pt" style:font-size-asian="12pt" style:font-size-complex="12pt" fo:language="en" fo:country="US"/>
    </style:style>
    <style:style style:name="P562" style:parent-style-name="Normal" style:family="paragraph">
      <style:paragraph-properties fo:text-align="start" fo:text-indent="0in"/>
      <style:text-properties fo:font-weight="bold" style:font-weight-asian="bold" style:font-weight-complex="bold" fo:language="en" fo:country="US"/>
    </style:style>
    <style:style style:name="P56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5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5" style:parent-style-name="Standard" style:family="paragraph">
      <style:paragraph-properties fo:text-align="start" fo:text-indent="0in"/>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language="en" fo:country="US"/>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T570" style:parent-style-name="Hyperlink" style:family="text">
      <style:text-properties fo:font-weight="bold" style:font-weight-asian="bold" style:font-weight-complex="bold" fo:language="en" fo:country="US"/>
    </style:style>
    <style:style style:name="T571" style:parent-style-name="CommentReference" style:family="text">
      <style:text-properties style:font-name="Times New Roman" fo:font-size="12pt" style:font-size-asian="12pt" style:font-size-complex="12pt"/>
    </style:style>
    <style:style style:name="T572" style:parent-style-name="CommentReference" style:family="text">
      <style:text-properties style:font-name="Times New Roman" fo:font-size="12pt" style:font-size-asian="12pt" style:font-size-complex="12pt"/>
    </style:style>
    <style:style style:name="T573" style:parent-style-name="DefaultParagraphFont" style:family="text">
      <style:text-properties style:font-name="Times New Roman" fo:font-size="12pt" style:font-size-asian="12pt" style:font-size-complex="12pt" fo:language="en" fo:country="US"/>
    </style:style>
    <style:style style:name="P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5" style:parent-style-name="Standard" style:family="paragraph">
      <style:paragraph-properties fo:text-align="start" fo:text-indent="0in"/>
    </style:style>
    <style:style style:name="T576" style:parent-style-name="DefaultParagraphFont" style:family="text">
      <style:text-properties style:font-name="Times New Roman" fo:font-size="12pt" style:font-size-asian="12pt" style:font-size-complex="12pt" fo:language="en" fo:country="US"/>
    </style:style>
    <style:style style:name="T577" style:parent-style-name="DefaultParagraphFont" style:family="text">
      <style:text-properties style:font-name="Times New Roman" fo:font-size="12pt" style:font-size-asian="12pt" style:font-size-complex="12pt" fo:background-color="#00FF00" fo:language="en" fo:country="US"/>
    </style:style>
    <style:style style:name="T578" style:parent-style-name="DefaultParagraphFont" style:family="text">
      <style:text-properties style:font-name="Times New Roman" fo:font-size="12pt" style:font-size-asian="12pt" style:font-size-complex="12pt" fo:language="en" fo:country="US"/>
    </style:style>
    <style:style style:name="T579" style:parent-style-name="DefaultParagraphFont" style:family="text">
      <style:text-properties style:font-name="Times New Roman" fo:font-size="12pt" style:font-size-asian="12pt" style:font-size-complex="12pt" fo:background-color="#FFFF00" fo:language="en" fo:country="US"/>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00FFFF"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language="en" fo:country="US"/>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background-color="#00FF00"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background-color="#00FF00"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ize="12pt" style:font-size-asian="12pt" style:font-size-complex="12pt" fo:background-color="#FFFF00"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P605" style:parent-style-name="CommentText" style:family="paragraph">
      <style:paragraph-properties fo:text-align="start" fo:text-indent="0in"/>
    </style:style>
    <style:style style:name="P606" style:parent-style-name="CommentText" style:family="paragraph">
      <style:paragraph-properties fo:text-align="start" fo:text-indent="0in"/>
    </style:style>
    <style:style style:name="P607" style:parent-style-name="CommentText" style:family="paragraph">
      <style:paragraph-properties fo:text-align="start" fo:text-indent="0in"/>
    </style:style>
    <style:style style:name="P608" style:parent-style-name="CommentText" style:family="paragraph">
      <style:paragraph-properties fo:text-align="start" fo:text-indent="0in"/>
    </style:style>
    <style:style style:name="P609" style:parent-style-name="CommentText" style:family="paragraph">
      <style:paragraph-properties fo:text-align="start" fo:text-indent="0in"/>
    </style:style>
    <style:style style:name="P610" style:parent-style-name="CommentText" style:family="paragraph">
      <style:paragraph-properties fo:text-align="start" fo:text-indent="0in"/>
    </style:style>
    <style:style style:name="P611" style:parent-style-name="CommentText" style:family="paragraph">
      <style:paragraph-properties fo:text-align="start" fo:text-indent="0in"/>
    </style:style>
    <style:style style:name="T612" style:parent-style-name="DefaultParagraphFont" style:family="text">
      <style:text-properties style:font-name="Times New Roman" fo:font-size="12pt" style:font-size-asian="12pt" style:font-size-complex="12pt" fo:language="en" fo:country="US"/>
    </style:style>
    <style:style style:name="P6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4" style:parent-style-name="Standard" style:family="paragraph">
      <style:paragraph-properties fo:text-align="start" fo:text-indent="0in"/>
    </style:style>
    <style:style style:name="T6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1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P622" style:parent-style-name="Standard" style:family="paragraph">
      <style:paragraph-properties fo:text-align="start" fo:text-indent="0in"/>
    </style:style>
    <style:style style:name="T62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2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25" style:parent-style-name="CommentText" style:family="paragraph">
      <style:paragraph-properties fo:text-align="start" fo:text-indent="0in"/>
    </style:style>
    <style:style style:name="P626" style:parent-style-name="CommentText" style:family="paragraph">
      <style:paragraph-properties fo:text-align="start" fo:text-indent="0in"/>
    </style:style>
    <style:style style:name="T627" style:parent-style-name="Hyperlink" style:family="text">
      <style:text-properties fo:font-weight="bold" style:font-weight-asian="bold" style:font-weight-complex="bold" fo:language="da" fo:country="DK"/>
    </style:style>
    <style:style style:name="T62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29" style:parent-style-name="Standard" style:family="paragraph">
      <style:paragraph-properties fo:text-align="start" fo:text-indent="0in"/>
    </style:style>
    <style:style style:name="T6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2" style:parent-style-name="CommentText" style:family="paragraph">
      <style:paragraph-properties fo:text-align="start" fo:text-indent="0in"/>
    </style:style>
    <style:style style:name="T6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T637" style:parent-style-name="Hyperlink" style:family="text">
      <style:text-properties fo:font-weight="bold" style:font-weight-asian="bold" style:font-weight-complex="bold" fo:language="en" fo:country="US"/>
    </style:style>
    <style:style style:name="T6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T64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4" style:parent-style-name="Standard" style:family="paragraph">
      <style:paragraph-properties fo:text-align="start" fo:text-indent="0in"/>
    </style:style>
    <style:style style:name="T645" style:parent-style-name="DefaultParagraphFont" style:family="text">
      <style:text-properties style:font-name="Times New Roman" fo:font-size="12pt" style:font-size-asian="12pt" style:font-size-complex="12pt" fo:language="en" fo:country="US"/>
    </style:style>
    <style:style style:name="T646" style:parent-style-name="DefaultParagraphFont" style:family="text">
      <style:text-properties style:font-name="Times New Roman" fo:font-size="12pt" style:font-size-asian="12pt" style:font-size-complex="12pt" fo:language="en" fo:country="US"/>
    </style:style>
    <style:style style:name="P647" style:parent-style-name="CommentText" style:family="paragraph">
      <style:paragraph-properties fo:text-align="start" fo:text-indent="0in"/>
    </style:style>
    <style:style style:name="T648" style:parent-style-name="DefaultParagraphFont" style:family="text">
      <style:text-properties style:font-name="Times New Roman" fo:font-size="12pt" style:font-size-asian="12pt" style:font-size-complex="12pt" fo:language="en" fo:country="US"/>
    </style:style>
    <style:style style:name="P649" style:parent-style-name="Standard" style:family="paragraph">
      <style:paragraph-properties fo:text-align="start" fo:text-indent="0in"/>
    </style:style>
    <style:style style:name="T650" style:parent-style-name="DefaultParagraphFont" style:family="text">
      <style:text-properties style:font-name="Times New Roman" fo:font-size="12pt" style:font-size-asian="12pt" style:font-size-complex="12pt" fo:background-color="#00FF00" fo:language="en" fo:country="US"/>
    </style:style>
    <style:style style:name="T651" style:parent-style-name="DefaultParagraphFont" style:family="text">
      <style:text-properties style:font-name="Times New Roman" fo:font-size="12pt" style:font-size-asian="12pt" style:font-size-complex="12pt" fo:language="en" fo:country="US"/>
    </style:style>
    <style:style style:name="T652" style:parent-style-name="DefaultParagraphFont" style:family="text">
      <style:text-properties style:font-name="Times New Roman" fo:font-size="12pt" style:font-size-asian="12pt" style:font-size-complex="12pt" fo:background-color="#00FFFF" fo:language="en" fo:country="US"/>
    </style:style>
    <style:style style:name="T653" style:parent-style-name="DefaultParagraphFont" style:family="text">
      <style:text-properties style:font-name="Times New Roman" fo:font-size="12pt" style:font-size-asian="12pt" style:font-size-complex="12pt" fo:language="en" fo:country="US"/>
    </style:style>
    <style:style style:name="P654" style:parent-style-name="Normal" style:family="paragraph">
      <style:paragraph-properties fo:text-align="start" fo:text-indent="0in"/>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background-color="#00FFFF"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language="en" fo:country="US"/>
    </style:style>
    <style:style style:name="P659" style:parent-style-name="CommentText" style:family="paragraph">
      <style:paragraph-properties fo:text-align="start" fo:text-indent="0in"/>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background-color="#FFFF00"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T663" style:parent-style-name="DefaultParagraphFont" style:family="text">
      <style:text-properties style:font-name="Times New Roman" fo:font-size="12pt" style:font-size-asian="12pt" style:font-size-complex="12pt" fo:background-color="#00FFFF"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background-color="#00FF00" fo:language="en" fo:country="US"/>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background-color="#FF00FF"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T669" style:parent-style-name="DefaultParagraphFont" style:family="text">
      <style:text-properties style:font-name="Times New Roman" fo:font-size="12pt" style:font-size-asian="12pt" style:font-size-complex="12pt" fo:language="en" fo:country="US"/>
    </style:style>
    <style:style style:name="P670" style:parent-style-name="CommentText" style:family="paragraph">
      <style:paragraph-properties fo:text-align="start" fo:text-indent="0in"/>
    </style:style>
    <style:style style:name="T671" style:parent-style-name="DefaultParagraphFont" style:family="text">
      <style:text-properties style:font-name="Times New Roman" fo:font-size="12pt" style:font-size-asian="12pt" style:font-size-complex="12pt" fo:language="en" fo:country="US"/>
    </style:style>
    <style:style style:name="T672" style:parent-style-name="DefaultParagraphFont" style:family="text">
      <style:text-properties style:font-name="Times New Roman" fo:font-size="12pt" style:font-size-asian="12pt" style:font-size-complex="12pt" fo:language="en" fo:country="US"/>
    </style:style>
    <style:style style:name="P673" style:parent-style-name="CommentText" style:family="paragraph">
      <style:paragraph-properties fo:text-align="start" fo:text-indent="0in"/>
    </style:style>
    <style:style style:name="T674" style:parent-style-name="DefaultParagraphFont" style:family="text">
      <style:text-properties style:font-name="Times New Roman" fo:font-size="12pt" style:font-size-asian="12pt" style:font-size-complex="12pt" fo:language="en" fo:country="US"/>
    </style:style>
    <style:style style:name="T675" style:parent-style-name="DefaultParagraphFont" style:family="text">
      <style:text-properties style:font-name="Times New Roman" fo:font-size="12pt" style:font-size-asian="12pt" style:font-size-complex="12pt" fo:language="en" fo:country="US"/>
    </style:style>
    <style:style style:name="P676" style:parent-style-name="CommentText" style:family="paragraph">
      <style:paragraph-properties fo:text-align="start" fo:text-indent="0in"/>
    </style:style>
    <style:style style:name="T677" style:parent-style-name="DefaultParagraphFont" style:family="text">
      <style:text-properties style:font-name="Times New Roman" fo:font-size="12pt" style:font-size-asian="12pt" style:font-size-complex="12pt" fo:language="en" fo:country="US"/>
    </style:style>
    <style:style style:name="T678" style:parent-style-name="DefaultParagraphFont" style:family="text">
      <style:text-properties style:font-name="Times New Roman" fo:font-size="12pt" style:font-size-asian="12pt" style:font-size-complex="12pt" fo:language="en" fo:country="US"/>
    </style:style>
    <style:style style:name="P679" style:parent-style-name="Standard" style:family="paragraph">
      <style:paragraph-properties fo:text-align="start" fo:text-indent="0in"/>
    </style:style>
    <style:style style:name="T680" style:parent-style-name="DefaultParagraphFont" style:family="text">
      <style:text-properties style:font-name="Times New Roman" fo:font-size="12pt" style:font-size-asian="12pt" style:font-size-complex="12pt" fo:language="en" fo:country="US"/>
    </style:style>
    <style:style style:name="P681" style:parent-style-name="CommentText" style:family="paragraph">
      <style:paragraph-properties fo:text-align="start" fo:text-indent="0in"/>
    </style:style>
    <style:style style:name="T682" style:parent-style-name="CommentReference" style:family="text">
      <style:text-properties style:font-name="Times New Roman" fo:font-size="12pt" style:font-size-asian="12pt" style:font-size-complex="12pt"/>
    </style:style>
    <style:style style:name="P683" style:parent-style-name="Standard" style:family="paragraph">
      <style:paragraph-properties fo:text-align="start" fo:text-indent="0in"/>
      <style:text-properties fo:font-weight="bold" style:font-weight-asian="bold" style:font-weight-complex="bold" fo:language="en" fo:country="US"/>
    </style:style>
    <style:style style:name="P684" style:parent-style-name="Standard" style:family="paragraph">
      <style:paragraph-properties fo:text-align="start" fo:text-indent="0in"/>
      <style:text-properties fo:font-weight="bold" style:font-weight-asian="bold" style:font-weight-complex="bold" fo:language="en" fo:country="US"/>
    </style:style>
    <style:style style:name="P685" style:parent-style-name="Standard" style:family="paragraph">
      <style:paragraph-properties fo:text-align="start" fo:text-indent="0in"/>
      <style:text-properties fo:font-weight="bold" style:font-weight-asian="bold" style:font-weight-complex="bold" fo:language="en" fo:country="US"/>
    </style:style>
    <style:style style:name="P686" style:parent-style-name="Standard" style:family="paragraph">
      <style:paragraph-properties fo:text-align="start" fo:text-indent="0in"/>
      <style:text-properties fo:font-weight="bold" style:font-weight-asian="bold" style:font-weight-complex="bold" fo:language="en" fo:country="US"/>
    </style:style>
    <style:style style:name="P687" style:parent-style-name="Standard" style:family="paragraph">
      <style:paragraph-properties fo:text-align="start" fo:text-indent="0in"/>
      <style:text-properties fo:font-weight="bold" style:font-weight-asian="bold" style:font-weight-complex="bold" fo:language="en" fo:country="US"/>
    </style:style>
    <style:style style:name="P688" style:parent-style-name="Standard" style:family="paragraph">
      <style:paragraph-properties fo:text-align="start" fo:text-indent="0in"/>
      <style:text-properties fo:font-weight="bold" style:font-weight-asian="bold" style:font-weight-complex="bold" fo:language="en" fo:country="US"/>
    </style:style>
    <style:style style:name="P689" style:parent-style-name="Standard" style:family="paragraph">
      <style:paragraph-properties fo:text-align="start" fo:text-indent="0in"/>
      <style:text-properties fo:font-weight="bold" style:font-weight-asian="bold" style:font-weight-complex="bold" fo:language="en" fo:country="US"/>
    </style:style>
    <style:style style:name="P690" style:parent-style-name="Standard" style:family="paragraph">
      <style:paragraph-properties fo:text-align="start" fo:text-indent="0in"/>
      <style:text-properties fo:font-weight="bold" style:font-weight-asian="bold" style:font-weight-complex="bold" fo:language="en" fo:country="US"/>
    </style:style>
    <style:style style:name="P691" style:parent-style-name="Standard" style:family="paragraph">
      <style:paragraph-properties fo:text-align="start" fo:text-indent="0in"/>
      <style:text-properties fo:language="en" fo:country="US"/>
    </style:style>
    <style:style style:name="P692" style:parent-style-name="Standard" style:family="paragraph">
      <style:paragraph-properties fo:text-align="start" fo:text-indent="0in"/>
      <style:text-properties fo:font-weight="bold" style:font-weight-asian="bold" style:font-weight-complex="bold" fo:language="en" fo:country="US"/>
    </style:style>
    <style:style style:name="P693" style:parent-style-name="Standard" style:family="paragraph">
      <style:paragraph-properties fo:text-align="start" fo:text-indent="0in"/>
      <style:text-properties fo:language="en" fo:country="US"/>
    </style:style>
    <style:style style:name="P694" style:parent-style-name="Standard" style:family="paragraph">
      <style:paragraph-properties fo:text-align="start" fo:text-indent="0in"/>
      <style:text-properties fo:font-weight="bold" style:font-weight-asian="bold" style:font-weight-complex="bold" fo:language="en" fo:country="US"/>
    </style:style>
    <style:style style:name="P695" style:parent-style-name="Standard" style:family="paragraph">
      <style:paragraph-properties fo:text-align="start" fo:text-indent="0in"/>
      <style:text-properties fo:font-weight="bold" style:font-weight-asian="bold" style:font-weight-complex="bold" fo:language="en" fo:country="US"/>
    </style:style>
    <style:style style:name="P696" style:parent-style-name="Standard" style:family="paragraph">
      <style:paragraph-properties fo:text-align="start" fo:text-indent="0in"/>
      <style:text-properties fo:font-weight="bold" style:font-weight-asian="bold" style:font-weight-complex="bold" fo:language="en" fo:country="US"/>
    </style:style>
    <style:style style:name="P697" style:parent-style-name="Standard" style:family="paragraph">
      <style:paragraph-properties fo:text-align="start" fo:text-indent="0in"/>
      <style:text-properties fo:font-weight="bold" style:font-weight-asian="bold" style:font-weight-complex="bold" fo:language="en" fo:country="US"/>
    </style:style>
    <style:style style:name="P698" style:parent-style-name="Standard" style:family="paragraph">
      <style:paragraph-properties fo:text-align="start" fo:text-indent="0in"/>
      <style:text-properties fo:font-weight="bold" style:font-weight-asian="bold" style:font-weight-complex="bold" fo:language="en" fo:country="US"/>
    </style:style>
    <style:style style:name="P699" style:parent-style-name="Standard" style:family="paragraph">
      <style:paragraph-properties fo:text-align="start" fo:text-indent="0in"/>
      <style:text-properties fo:font-weight="bold" style:font-weight-asian="bold" style:font-weight-complex="bold" fo:language="en" fo:country="US"/>
    </style:style>
    <style:style style:name="P700" style:parent-style-name="Standard" style:family="paragraph">
      <style:paragraph-properties fo:text-align="start" fo:text-indent="0in"/>
      <style:text-properties fo:font-weight="bold" style:font-weight-asian="bold" style:font-weight-complex="bold" fo:language="en" fo:country="US"/>
    </style:style>
    <style:style style:name="P701" style:parent-style-name="Standard" style:family="paragraph">
      <style:paragraph-properties fo:text-align="start" fo:text-indent="0in"/>
      <style:text-properties fo:font-weight="bold" style:font-weight-asian="bold" style:font-weight-complex="bold" fo:language="en" fo:country="US"/>
    </style:style>
    <style:style style:name="P702" style:parent-style-name="Standard" style:family="paragraph">
      <style:paragraph-properties fo:text-align="start" fo:text-indent="0in"/>
      <style:text-properties fo:font-weight="bold" style:font-weight-asian="bold" style:font-weight-complex="bold" fo:language="en" fo:country="US"/>
    </style:style>
    <style:style style:name="P703" style:parent-style-name="Standard" style:family="paragraph">
      <style:paragraph-properties fo:text-align="start" fo:text-indent="0in"/>
      <style:text-properties fo:font-weight="bold" style:font-weight-asian="bold" style:font-weight-complex="bold" fo:language="en" fo:country="US"/>
    </style:style>
    <style:style style:name="P704" style:parent-style-name="Standard" style:family="paragraph">
      <style:paragraph-properties fo:text-align="start" fo:text-indent="0in"/>
      <style:text-properties fo:font-weight="bold" style:font-weight-asian="bold" style:font-weight-complex="bold" fo:language="en" fo:country="US"/>
    </style:style>
    <style:style style:name="P705" style:parent-style-name="Standard" style:family="paragraph">
      <style:paragraph-properties fo:text-align="start" fo:text-indent="0in"/>
      <style:text-properties fo:font-weight="bold" style:font-weight-asian="bold" style:font-weight-complex="bold" fo:language="en" fo:country="US"/>
    </style:style>
    <style:style style:name="P706" style:parent-style-name="Standard" style:family="paragraph">
      <style:paragraph-properties fo:text-align="start" fo:text-indent="0in"/>
      <style:text-properties fo:font-weight="bold" style:font-weight-asian="bold" style:font-weight-complex="bold" fo:language="en" fo:country="US"/>
    </style:style>
    <style:style style:name="P707" style:parent-style-name="Standard" style:family="paragraph">
      <style:paragraph-properties fo:text-align="start" fo:text-indent="0in"/>
      <style:text-properties fo:font-weight="bold" style:font-weight-asian="bold" style:font-weight-complex="bold" fo:language="en" fo:country="US"/>
    </style:style>
    <style:style style:name="P708" style:parent-style-name="Standard" style:family="paragraph">
      <style:paragraph-properties fo:text-align="start" fo:text-indent="0in"/>
      <style:text-properties fo:font-weight="bold" style:font-weight-asian="bold" style:font-weight-complex="bold" fo:language="en" fo:country="US"/>
    </style:style>
    <style:style style:name="P709" style:parent-style-name="Standard" style:family="paragraph">
      <style:paragraph-properties fo:text-align="start" fo:text-indent="0in"/>
      <style:text-properties fo:font-weight="bold" style:font-weight-asian="bold" style:font-weight-complex="bold" fo:language="en" fo:country="US"/>
    </style:style>
    <style:style style:name="P710" style:parent-style-name="Standard" style:family="paragraph">
      <style:paragraph-properties fo:text-align="start" fo:text-indent="0in"/>
      <style:text-properties fo:font-weight="bold" style:font-weight-asian="bold" style:font-weight-complex="bold" fo:language="en" fo:country="US"/>
    </style:style>
    <style:style style:name="P711" style:parent-style-name="Standard" style:family="paragraph">
      <style:paragraph-properties fo:text-align="start" fo:text-indent="0in"/>
      <style:text-properties fo:font-weight="bold" style:font-weight-asian="bold" style:font-weight-complex="bold" fo:language="en" fo:country="US"/>
    </style:style>
    <style:style style:name="P712" style:parent-style-name="Standard" style:family="paragraph">
      <style:paragraph-properties fo:text-align="start" fo:text-indent="0in"/>
      <style:text-properties fo:font-weight="bold" style:font-weight-asian="bold" style:font-weight-complex="bold" fo:language="en" fo:country="US"/>
    </style:style>
    <style:style style:name="P71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7" style:parent-style-name="Standard" style:family="paragraph">
      <style:paragraph-properties fo:text-align="start" fo:text-indent="0.4916in"/>
    </style:style>
    <style:style style:name="T718" style:parent-style-name="Absatz-Standardschriftart" style:family="text">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text-properties fo:language="en" fo:country="US"/>
    </style:style>
    <style:style style:name="P720" style:parent-style-name="Standard" style:family="paragraph">
      <style:paragraph-properties fo:text-align="start" fo:text-indent="0in"/>
    </style:style>
    <style:style style:name="T721" style:parent-style-name="Absatz-Standardschriftart" style:family="text">
      <style:text-properties style:font-name="Times New Roman" fo:font-size="12pt" style:font-size-asian="12pt" style:font-size-complex="12pt" fo:language="en" fo:country="US"/>
    </style:style>
    <style:style style:name="T722" style:parent-style-name="Absatz-Standardschriftart" style:family="text">
      <style:text-properties style:font-name="Times New Roman" fo:font-size="12pt" style:font-size-asian="12pt" style:font-size-complex="12pt" fo:language="en" fo:country="US"/>
    </style:style>
    <style:style style:name="P723" style:parent-style-name="Standard" style:family="paragraph">
      <style:paragraph-properties fo:text-align="start" fo:text-indent="0in"/>
      <style:text-properties fo:font-weight="bold" style:font-weight-asian="bold" style:font-weight-complex="bold" fo:language="en" fo:country="US"/>
    </style:style>
    <style:style style:name="P724" style:parent-style-name="Standard" style:family="paragraph">
      <style:paragraph-properties fo:text-align="start" fo:text-indent="0in"/>
    </style:style>
    <style:style style:name="T725"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T728"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29" style:parent-style-name="Standard" style:family="paragraph">
      <style:paragraph-properties fo:text-align="start" fo:text-indent="0in"/>
    </style:style>
    <style:style style:name="T730" style:parent-style-name="DefaultParagraphFont" style:family="text">
      <style:text-properties style:font-name="Times New Roman" fo:font-size="12pt" style:font-size-asian="12pt" style:font-size-complex="12pt" fo:language="en" fo:country="US"/>
    </style:style>
    <style:style style:name="P731" style:parent-style-name="CommentText" style:family="paragraph">
      <style:paragraph-properties fo:text-align="start" fo:text-indent="0in"/>
    </style:style>
    <style:style style:name="P732" style:parent-style-name="Standard" style:family="paragraph">
      <style:paragraph-properties fo:text-align="start" fo:text-indent="0in"/>
      <style:text-properties fo:font-weight="bold" style:font-weight-asian="bold" style:font-weight-complex="bold" fo:language="en" fo:country="US"/>
    </style:style>
    <style:style style:name="P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text-properties fo:font-weight="bold" style:font-weight-asian="bold" style:font-weight-complex="bold" fo:language="en" fo:country="US"/>
    </style:style>
    <style:style style:name="P7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imapairment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impairment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sing tool for assessing both subjective cognitive complaints and objective impairments in MCI and AD.</text:p>
      <text:p text:style-name="P224"/>
      <text:p text:style-name="P225"><text:span text:style-name="T226">EEG as a Tool to as</text:span><text:span text:style-name="T227"><office:annotation office:name="45" xml:id="1937836202"><dc:creator>Janka Hauffe</dc:creator><dc:date>2025-02-11T13:27:00</dc:date><meta:creator-initials>JH</meta:creator-initials><text:p text:style-name="P228">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29"><office:annotation-end office:name="45"/></text:span><text:span text:style-name="T230">impairment</text:span></text:p>
      <text:p text:style-name="P231">Now we looked at the two concepts and now we are going to look at:<text:s/></text:p>
      <text:p text:style-name="P232"><text:span text:style-name="T233">Given the clinical importance of detecting cognitive impairment as early as possible, electroencephalography (EEG) has been proven to be a valuable tool for<text:s/></text:span><text:span text:style-name="T234"><office:annotation office:name="48" xml:id="1911527950"><dc:creator>Janka Hauffe</dc:creator><dc:date>2025-02-11T13:24:00</dc:date><meta:creator-initials>JH</meta:creator-initials><text:p text:style-name="P235">(Jessen et al., 2014; Babiloni et al., 2016<text:s/></text:p></office:annotation>assessing both SCI (</text:span><text:span text:style-name="T236"><office:annotation office:name="46" xml:id="1946662750"><dc:creator>Janka Hauffe</dc:creator><dc:date>2025-02-11T12:19:00</dc:date><meta:creator-initials>JH</meta:creator-initials><text:p text:style-name="P237">From Babiloni et al., 2016</text:p></office:annotation><office:annotation office:name="47" xml:id="1144727041"><dc:creator>Janka Hauffe</dc:creator><dc:date>2025-02-11T15:33:00</dc:date><meta:creator-initials>JH</meta:creator-initials><text:p text:style-name="P238"><text:span text:style-name="T23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0"><office:annotation-end office:name="46"/></text:span><text:span text:style-name="CommentReference"><office:annotation-end office:name="47"/></text:span><text:span text:style-name="T241">) and MCI/AD</text:span><text:span text:style-name="T242"><office:annotation-end office:name="48"/></text:span><text:span text:style-name="T243"><text:s/>(Babiloni et al., 2011;<text:s/></text:span><text:span text:style-name="T244"><office:annotation office:name="49" xml:id="2112554087"><dc:creator>Janka Hauffe</dc:creator><dc:date>2025-02-11T12:12:00</dc:date><meta:creator-initials>JH</meta:creator-initials><text:p text:style-name="P245">@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0" xml:id="326174352"><dc:creator>Janka Hauffe</dc:creator><dc:date>2025-02-11T12:13:00</dc:date><meta:creator-initials>JH</meta:creator-initials><text:p text:style-name="P246"><text:a xlink:href="https://doi.org/10.1007/BF01271469" office:target-frame-name="_top" xlink:show="replace"><text:span text:style-name="Hyperlink">https://doi.org/10.1007/BF01271469</text:span></text:a></text:p></office:annotation>Dierks, Frölich, Ihl &amp; Maurer, 1994</text:span><text:span text:style-name="T247"><office:annotation-end office:name="49"/></text:span><text:span text:style-name="T248"><office:annotation-end office:name="50"/></text:span><text:span text:style-name="T249">; Jeong, 2024;<text:s/></text:span><text:span text:style-name="T250"><office:annotation office:name="51" xml:id="1705201920"><dc:creator>Janka Hauffe</dc:creator><dc:date>2025-02-11T12:08:00</dc:date><meta:creator-initials>JH</meta:creator-initials><text:p text:style-name="P25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2" xml:id="448818717"><dc:creator>Janka Hauffe</dc:creator><dc:date>2025-02-11T12:09:00</dc:date><meta:creator-initials>JH</meta:creator-initials><text:p text:style-name="P252"><text:a xlink:href="https://doi.org/10.1016/j.biopsycho.2024.108823" office:target-frame-name="_top" xlink:show="replace"><text:span text:style-name="T253">https://doi.org/10.1016/j.biopsycho.2024.108823</text:span></text:a></text:p></office:annotation>Perez, Duque, Hidalgo &amp; Salvador, 2024</text:span><text:span text:style-name="T254"><office:annotation-end office:name="51"/></text:span><text:span text:style-name="T255"><office:annotation-end office:name="52"/></text:span><text:span text:style-name="T256">;<text:s/></text:span><text:span text:style-name="T257"><office:annotation office:name="53" xml:id="1384163821"><dc:creator>Janka Hauffe</dc:creator><dc:date>2025-02-11T12:21:00</dc:date><meta:creator-initials>JH</meta:creator-initials><text:p text:style-name="P258">From Babiloni et al., 2016</text:p></office:annotation>Celesia et al., 1987, Rossini et al., 2007, Rossini, 2009, Yener et al., 2008, Yener et al., 2009</text:span><text:span text:style-name="T259"><office:annotation-end office:name="53"/></text:span><text:span text:style-name="T260">). EEG refers to the measurement of<text:s/></text:span><text:soft-page-break/><text:span text:style-name="T261">brain electrical activity recorded from electrodes placed on the scalp (Babiloni et al., 2016) and provides a direct,<text:s/></text:span><text:span text:style-name="T262">real-time</text:span><text:span text:style-name="T263"><text:s/>view of human<text:s/></text:span><text:span text:style-name="T264">brain function</text:span><text:span text:style-name="T265"><text:s/>in physiological and pathological conditions [</text:span><text:span text:style-name="T266"><office:annotation office:name="54" xml:id="237814586"><dc:creator>Janka Hauffe</dc:creator><dc:date>2025-01-30T13:42:00</dc:date><meta:creator-initials>JH</meta:creator-initials><text:p text:style-name="P267">Berger HU (1929) ber das Elektroenkephalogramm des</text:p><text:p text:style-name="P268">Menschen. Archiv f¨ur Psychiatrie und Nervenkrankheiten</text:p><text:p text:style-name="P269">87, 527-570.</text:p></office:annotation><office:annotation office:name="55" xml:id="681900302"><dc:creator>Janka Hauffe</dc:creator><dc:date>2025-02-11T12:43:00</dc:date><meta:creator-initials>JH</meta:creator-initials><text:p text:style-name="P270">From Babiloni et al., 2011</text:p></office:annotation>1</text:span><text:span text:style-name="T271"><office:annotation-end office:name="54"/></text:span><text:span text:style-name="T272"><office:annotation-end office:name="55"/></text:span><text:span text:style-name="T273">].<text:s/></text:span></text:p>
      <text:p text:style-name="P274"><text:span text:style-name="T275">Hans Berger introduce</text:span><text:span text:style-name="T276">d</text:span><text:span text:style-name="T277"><text:s/>EEG in humans in 1924 and was the first to observe pathological EEG patterns in a verified AD patient (Berger, 1931; Berger, 1932; Jeong, 2004), laying the foundation for numerous studies on EEG in AD (</text:span><text:span text:style-name="T278"><office:annotation office:name="56" xml:id="1374906197"><dc:creator>Janka Hauffe</dc:creator><dc:date>2025-02-11T12:10:00</dc:date><meta:creator-initials>JH</meta:creator-initials><text:p text:style-name="P279">@article{jeong2004eeg, title={EEG dynamics in patients with Alzheimer's disease}, author={Jeong, Jaeseung}, journal={Clinical neurophysiology}, volume={115}, number={7}, pages={1490--1505}, year={2004}, publisher={Elsevier} }<text:s/></text:p></office:annotation><office:annotation office:name="57" xml:id="755644417"><dc:creator>Janka Hauffe</dc:creator><dc:date>2025-02-11T12:10:00</dc:date><meta:creator-initials>JH</meta:creator-initials><text:p text:style-name="P280"><text:a xlink:href="https://doi.org/10.1016/j.clinph.2004.01.001" office:target-frame-name="_top" xlink:show="replace"><text:span text:style-name="T281">https://doi.org/10.1016/j.clinph.2004.01.001</text:span></text:a></text:p></office:annotation>Jeong, 2004</text:span><text:span text:style-name="T282"><office:annotation-end office:name="56"/></text:span><text:span text:style-name="T283"><office:annotation-end office:name="57"/></text:span><text:span text:style-name="T284">) and other</text:span><text:span text:style-name="T285"><text:s/>neurodegenerative disorders (cite).</text:span><text:span text:style-name="T286"><text:s/></text:span><text:span text:style-name="T287">Several studies<text:s/></text:span><text:span text:style-name="T288">have found a strong</text:span><text:span text:style-name="T289"><text:s/>correlation between the degree of EEG abnormality and cognitive impairment (Brenner et al., 1988; Erkinjuntti et al., 1988; Johannesson et al., 1979;</text:span><text:span text:style-name="T290"><text:s/></text:span><text:span text:style-name="T291">Kaszniak et al., 1979; Liddle, 1958; Merskey et al., 1980; Obrist et al., 1962; Rae-Grant et al., 1987; Roberts et al., 1978; Soininen et al., 1982; Wiener and Schuster, 1956).</text:span><text:span text:style-name="T292"><text:s/>Babiloni et al. (2021) came to the conclusion, that</text:span><text:span text:style-name="T293"><text:s/></text:span><text:span text:style-name="T294">EEG can<text:s/></text:span><text:span text:style-name="T295">serve</text:span><text:span text:style-name="T296"><text:s/>as an<text:s/></text:span><text:span text:style-name="T297">supportive</text:span><text:span text:style-name="T298"><text:s/>diagnostic tool for cognitive impairment,</text:span><text:span text:style-name="T299"><text:s/>detecting brain dysfunction even<text:s/></text:span><text:span text:style-name="T300">before reaching pathological diagnostic criteria</text:span><text:span text:style-name="T301">.</text:span><text:span text:style-name="T302"><text:s/>Quantitative EEG (qEEG) and event-related potentials (ERPs) have been explored as potential clinical markers for detecting early stages of AD<text:s/></text:span><text:span text:style-name="T303"><office:annotation office:name="58" xml:id="1252881188"><dc:creator>Janka Hauffe</dc:creator><dc:date>2025-02-11T18:18:00</dc:date><meta:creator-initials>JH</meta:creator-initials><text:p text:style-name="P304">Delete?</text:p></office:annotation>and monitoring disease progression</text:span><text:span text:style-name="T305"><text:s/></text:span><text:span text:style-name="CommentReference"><office:annotation-end office:name="58"/></text:span><text:span text:style-name="T306">(</text:span><text:span text:style-name="T307"><office:annotation office:name="59" xml:id="1455591793"><dc:creator>Janka Hauffe</dc:creator><dc:date>2025-02-11T12:21:00</dc:date><meta:creator-initials>JH</meta:creator-initials><text:p text:style-name="P308">From Babiloni et al., 2016</text:p></office:annotation>Celesia et al., 1987, Rossini et al., 2007, Rossini, 2009, Yener et al., 2008, Yener et al., 2009</text:span><text:span text:style-name="T309"><office:annotation-end office:name="59"/></text:span><text:span text:style-name="T310">).<text:s/></text:span></text:p>
      <text:p text:style-name="P311"><text:span text:style-name="T312"><office:annotation office:name="60" xml:id="1303051402"><dc:creator>Janka Hauffe</dc:creator><dc:date>2025-02-11T18:53:00</dc:date><meta:creator-initials>JH</meta:creator-initials><text:p text:style-name="P313">Or should I first mention all the advantages of neuroimaging, then say that and then the advantages of EEG compared to MRI etc. ?</text:p></office:annotation>Beginning in 1970, the clinical use of EEG<text:s/></text:span><text:span text:style-name="CommentReference"><office:annotation-end office:name="60"/></text:span><text:span text:style-name="T314">for diagnosing abnormal brain aging progressively supplanted as more advanced neuroimaging techniques became available (Babiloni et al., 2011). Despite this (</text:span><text:span text:style-name="T315"><office:annotation office:name="61" xml:id="1667081373"><dc:creator>Janka Hauffe</dc:creator><dc:date>2025-02-11T18:50:00</dc:date><meta:creator-initials>JH</meta:creator-initials><text:p text:style-name="P316">Delete?</text:p></office:annotation>shift/transition</text:span><text:span text:style-name="CommentReference"><office:annotation-end office:name="61"/></text:span><text:span text:style-name="T317">d)</text:span><text:span text:style-name="T318">,<text:s/></text:span><text:span text:style-name="T319">EEG<text:s/></text:span><text:span text:style-name="T320">remains<text:s/></text:span><text:span text:style-name="T321">a valuable and<text:s/></text:span><text:span text:style-name="T322">widely used<text:s/></text:span><text:span text:style-name="T323">tool<text:s/></text:span><text:span text:style-name="T324">in scientific research and<text:s/></text:span><text:span text:style-name="T325">(</text:span><text:span text:style-name="T326">some</text:span><text:span text:style-name="T327">)</text:span><text:span text:style-name="T328"><text:s/></text:span><text:span text:style-name="T329">clinical settings due to its</text:span><text:span text:style-name="T330"><text:s/></text:span><text:span text:style-name="T331">unique<text:s/></text:span><text:span text:style-name="T332">advantages<text:s/></text:span><text:span text:style-name="T333">over</text:span><text:span text:style-name="T334"><text:s/>other neuroimaging techniques. EEG is a</text:span><text:span text:style-name="T335"><text:s/>direct, non-invasive, safe, cost-effective and<text:s/></text:span><text:span text:style-name="T336"><office:annotation office:name="62" xml:id="1214374927"><dc:creator>Janka Hauffe</dc:creator><dc:date>2025-02-11T18:23:00</dc:date><meta:creator-initials>JH</meta:creator-initials><text:p text:style-name="P337">Delete here?</text:p></office:annotation>portable</text:span><text:span text:style-name="CommentReference"><office:annotation-end office:name="62"/></text:span><text:span text:style-name="T338"><text:s/></text:span><text:span text:style-name="T339">method</text:span><text:span text:style-name="T340">, making it a simple and convenient tool for assessing brain function (Babiloni et al., 2016; Babiloni et al., 2021;<text:s/></text:span><text:span text:style-name="T341"><office:annotation office:name="63" xml:id="580171474"><dc:creator>Janka Hauffe</dc:creator><dc:date>2025-02-11T12:06:00</dc:date><meta:creator-initials>JH</meta:creator-initials><text:p text:style-name="P342">@article{biasiucci2019electroencephalography, title={Electroencephalography}, author={Biasiucci, Andrea and Franceschiello, Benedetta and Murray, Micah M}, journal={Current Biology}, volume={29}, number={3}, pages={R80--R85}, year={2019}, publisher={Elsevier} }<text:s/></text:p></office:annotation><office:annotation office:name="64" xml:id="1844004726"><dc:creator>Janka Hauffe</dc:creator><dc:date>2025-02-11T12:06:00</dc:date><meta:creator-initials>JH</meta:creator-initials><text:p text:style-name="P343"><text:a xlink:href="https://doi.org/10.1016/j.cub.2018.11.052" office:target-frame-name="_top" xlink:show="replace"><text:span text:style-name="Hyperlink">https://doi.org/10.1016/j.cub.2018.11.052</text:span></text:a></text:p></office:annotation>Biasiucci, Franceschiello &amp; Murray, 2019</text:span><text:span text:style-name="T344"><office:annotation-end office:name="63"/></text:span><text:span text:style-name="T345"><office:annotation-end office:name="64"/></text:span><text:span text:style-name="T346">;<text:s/></text:span><text:span text:style-name="T347"><office:annotation office:name="65" xml:id="727445112"><dc:creator>Janka Hauffe</dc:creator><dc:date>2025-02-11T12:02:00</dc:date><meta:creator-initials>JH</meta:creator-initials><text:p text:style-name="P348">@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66" xml:id="646142907"><dc:creator>Janka Hauffe</dc:creator><dc:date>2025-02-11T12:02:00</dc:date><meta:creator-initials>JH</meta:creator-initials><text:p text:style-name="P349"><text:a xlink:href="https://doi.org/10.1371/journal.pone.0244180" office:target-frame-name="_top" xlink:show="replace"><text:span text:style-name="Hyperlink">https://doi.org/10.1371/journal.pone.0244180</text:span></text:a></text:p></office:annotation>Meghdadi et al., 2021</text:span><text:span text:style-name="T350"><office:annotation-end office:name="65"/></text:span><text:span text:style-name="T351"><office:annotation-end office:name="66"/></text:span><text:span text:style-name="T352">;<text:s/></text:span><text:span text:style-name="T353"><office:annotation office:name="67" xml:id="36019469"><dc:creator>Janka Hauffe</dc:creator><dc:date>2025-02-11T11:56:00</dc:date><meta:creator-initials>JH</meta:creator-initials><text:p text:style-name="P354">@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68" xml:id="672177059"><dc:creator>Janka Hauffe</dc:creator><dc:date>2025-02-11T11:56:00</dc:date><meta:creator-initials>JH</meta:creator-initials><text:p text:style-name="P355"><text:a xlink:href="https://doi.org/10.1038/s41398-023-02681-2" office:target-frame-name="_top" xlink:show="replace"><text:span text:style-name="T356">https://doi.org/10.1038/s41398-023-02681-2</text:span></text:a></text:p></office:annotation>Neo, Foti, Keehn &amp; Kelleher, 2023</text:span><text:span text:style-name="T357"><office:annotation-end office:name="67"/></text:span><text:span text:style-name="T358"><office:annotation-end office:name="68"/></text:span><text:span text:style-name="T359">;<text:s/></text:span><text:span text:style-name="T360"><office:annotation office:name="69" xml:id="57243892"><dc:creator>Janka Hauffe</dc:creator><dc:date>2025-02-11T12:00:00</dc:date><meta:creator-initials>JH</meta:creator-initials><text:p text:style-name="P361">@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0" xml:id="562098074"><dc:creator>Janka Hauffe</dc:creator><dc:date>2025-02-11T12:00:00</dc:date><meta:creator-initials>JH</meta:creator-initials><text:p text:style-name="P362"><text:a xlink:href="https://doi.org/10.1016/j.clinph.2019.06.006" office:target-frame-name="_top" xlink:show="replace"><text:span text:style-name="Hyperlink">https://doi.org/10.1016/j.clinph.2019.06.006</text:span></text:a></text:p></office:annotation>Rossini et al., 2019</text:span><text:span text:style-name="T363"><office:annotation-end office:name="69"/></text:span><text:span text:style-name="T364"><office:annotation-end office:name="70"/></text:span><text:span text:style-name="T365">)</text:span><text:span text:style-name="T366">. Furthermore, EEG offers<text:s/></text:span><text:span text:style-name="T367">high temporal resolution (</text:span><text:span text:style-name="T368"><office:annotation office:name="71" xml:id="1192296597"><dc:creator>Janka Hauffe</dc:creator><dc:date>2025-02-11T12:02:00</dc:date><meta:creator-initials>JH</meta:creator-initials><text:p text:style-name="P369">@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2" xml:id="1414290914"><dc:creator>Janka Hauffe</dc:creator><dc:date>2025-02-11T12:02:00</dc:date><meta:creator-initials>JH</meta:creator-initials><text:p text:style-name="P370"><text:a xlink:href="https://doi.org/10.1371/journal.pone.0244180" office:target-frame-name="_top" xlink:show="replace"><text:span text:style-name="Hyperlink">https://doi.org/10.1371/journal.pone.0244180</text:span></text:a></text:p></office:annotation>Meghdadi et al., 2021</text:span><text:span text:style-name="T371"><office:annotation-end office:name="71"/></text:span><text:span text:style-name="T372"><office:annotation-end office:name="72"/></text:span><text:span text:style-name="T373">;<text:s/></text:span><text:span text:style-name="T374"><office:annotation office:name="73" xml:id="1813417967"><dc:creator>Janka Hauffe</dc:creator><dc:date>2025-02-11T12:00:00</dc:date><meta:creator-initials>JH</meta:creator-initials><text:p text:style-name="P375">@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4" xml:id="1243177336"><dc:creator>Janka Hauffe</dc:creator><dc:date>2025-02-11T12:00:00</dc:date><meta:creator-initials>JH</meta:creator-initials><text:p text:style-name="P376"><text:a xlink:href="https://doi.org/10.1016/j.clinph.2019.06.006" office:target-frame-name="_top" xlink:show="replace"><text:span text:style-name="Hyperlink">https://doi.org/10.1016/j.clinph.2019.06.006</text:span></text:a></text:p></office:annotation>Rossini et al., 2019</text:span><text:span text:style-name="T377"><office:annotation-end office:name="73"/></text:span><text:span text:style-name="T378"><office:annotation-end office:name="74"/></text:span><text:span text:style-name="T379">)</text:span><text:span text:style-name="T380">, making it …. Compared to other<text:s/></text:span><text:span text:style-name="T381"><office:annotation office:name="75" xml:id="2032545256"><dc:creator>Janka Hauffe</dc:creator><dc:date>2025-02-11T18:52:00</dc:date><meta:creator-initials>JH</meta:creator-initials><text:p text:style-name="P382">Furthermore, EEG offers high temporal resolution (Meghdadi et al., 2021; Rossini et al., 2019), allowing for the detection of rapid neural processes that other neuroimaging techniques, such as fMRI, cannot capture in real-time (cite).<text:s/></text:p></office:annotation>neuroimaging techniques<text:s/></text:span><text:span text:style-name="CommentReference"><office:annotation-end office:name="75"/></text:span><text:span text:style-name="T383">(cite).<text:s/></text:span></text:p>
      <text:p text:style-name="P384">Another advantage is its repeatability – EEG markers remain largely unaffected by meta-learning relative to task progression, allowing for repeated<text:s/>assessments throughout disease progression<text:s/>(Babiloni et al., 2016).<text:s/></text:p>
      <text:p text:style-name="P385"><text:span text:style-name="T386">Additionally, EEG’s portability 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 recorded<text:s/></text:span><text:span text:style-name="T387">in highly comparable experimental<text:s/></text:span><text:soft-page-break/><text:span text:style-name="T388">conditions in healthy subject, subjects with SCD, subjects with MCI and subjects with more progressed disease such as AD (</text:span><text:span text:style-name="T389"><office:annotation office:name="76" xml:id="1835313223"><dc:creator>Janka Hauffe</dc:creator><dc:date>2025-02-11T12:24:00</dc:date><meta:creator-initials>JH</meta:creator-initials><text:p text:style-name="P390">From Babiloni et al., 2016</text:p></office:annotation>Rossini et al., 2007</text:span><text:span text:style-name="T391"><office:annotation-end office:name="76"/></text:span><text:span text:style-name="T392">).</text:span></text:p>
      <text:p text:style-name="P393"/>
      <text:p text:style-name="P394"><text:span text:style-name="T395">The human brain is composed of about 100 billion neurons interconnected through a complex and intricate network of synapses (Babiloni et al., 2016). A combination of several factors is responsible for brain aging, typically the synaptic pruning, the neuronal apoptosis, and the loss of cortico-cortical connections, bringing to a decline of cognitive functions (</text:span><text:span text:style-name="T396"><office:annotation office:name="77" xml:id="781933420"><dc:creator>Janka Hauffe</dc:creator><dc:date>2025-02-11T12:18:00</dc:date><meta:creator-initials>JH</meta:creator-initials><text:p text:style-name="P397">From Babiloni et al., 2016</text:p></office:annotation>D'Amelio and Rossini, 2012</text:span><text:span text:style-name="T398"><office:annotation-end office:name="77"/></text:span><text:span text:style-name="T399">). Neural and synaptic redundancy, as well as plastic remodeling of brain networking, promotes maintenance of brain functions and cognitive status in late life (D'Amelio and Rossini, 2012).</text:span></text:p>
      <text:p text:style-name="P400"/>
      <text:p text:style-name="P401"/>
      <text:p text:style-name="P402"><text:span text:style-name="T403">Modern neurophysiological techniques including digital electroencephalography (EEG) allow non-invasive analysis of cortico-cortical connectivity and neuronal synchronization of firing, and coherence of brain rhythmic oscillations at various frequencies (</text:span><text:span text:style-name="T404"><office:annotation office:name="78" xml:id="814804585"><dc:creator>Janka Hauffe</dc:creator><dc:date>2025-02-11T12:41:00</dc:date><meta:creator-initials>JH</meta:creator-initials><text:p text:style-name="P405">@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79" xml:id="1350439224"><dc:creator>Janka Hauffe</dc:creator><dc:date>2025-02-11T12:41:00</dc:date><meta:creator-initials>JH</meta:creator-initials><text:p text:style-name="P406"><text:a xlink:href="https://doi.org/10.3233/JAD-2011-0051" office:target-frame-name="_top" xlink:show="replace"><text:span text:style-name="T407">https://doi.org/10.3233/JAD-2011-0051</text:span></text:a></text:p></office:annotation>Babiloni et al., 2011</text:span><text:span text:style-name="T408"><office:annotation-end office:name="78"/></text:span><text:span text:style-name="T409"><office:annotation-end office:name="79"/></text:span><text:span text:style-name="T410">).<text:s/></text:span></text:p>
      <text:p text:style-name="P411"><text:span text:style-name="T412">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text:span><text:span text:style-name="T413"><office:annotation office:name="80" xml:id="61765062"><dc:creator>Janka Hauffe</dc:creator><dc:date>2025-02-11T12:19:00</dc:date><meta:creator-initials>JH</meta:creator-initials><text:p text:style-name="P414">From Babiloni et al., 2016</text:p></office:annotation>Babiloni et al., 2009a</text:span><text:span text:style-name="T415"><office:annotation-end office:name="80"/></text:span><text:span text:style-name="T416">).</text:span></text:p>
      <text:p text:style-name="P417"><text:span text:style-name="T418">Of note, EEG is characterized by a low spatial resolution (centimeters) compared to other neuroimaging relatively non-invasive techniques, such as structural MRI and PET, producing “in vivo” brain anatomy images with high spatial resolution (millimeters to a few centimeters) (Babiloni et al., 2016). On the other hand, EEG can rely on a high temporal resolution (i.e. milliseconds;<text:s/></text:span><text:span text:style-name="T419"><office:annotation office:name="81" xml:id="1013172376"><dc:creator>Janka Hauffe</dc:creator><dc:date>2025-02-11T12:20:00</dc:date><meta:creator-initials>JH</meta:creator-initials><text:p text:style-name="P420">From Babiloni et al., 2016</text:p></office:annotation>Rossini et al., 2004</text:span><text:span text:style-name="T421"><office:annotation-end office:name="81"/></text:span><text:span text:style-name="T422">), compared to structural MRI, which does not provide any functional information about the brain, and PET scan of brain glucose metabolism/rCBF (seconds to minutes for PET) (Babiloni et al., 2016). <text:s/></text:span></text:p>
      <text:p text:style-name="P423"/>
      <text:p text:style-name="P424">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text:p>
      <text:p text:style-name="P425"/>
      <text:soft-page-break/>
      <text:p text:style-name="P426"><text:span text:style-name="T427">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 EEG signals are very large-scale measures of brain source activity, reflecting synaptic activity synchronized over macroscopic (centimeter) regional spatial scales (</text:span><text:span text:style-name="T428"><office:annotation office:name="82" xml:id="433728295"><dc:creator>Janka Hauffe</dc:creator><dc:date>2025-02-11T12:29:00</dc:date><meta:creator-initials>JH</meta:creator-initials><text:p text:style-name="P429">From Babiloni et al., 2016</text:p></office:annotation>Nunez et al., 2001</text:span><text:span text:style-name="T430"><office:annotation-end office:name="82"/></text:span><text:span text:style-name="T431">).<text:s/></text:span></text:p>
      <text:p text:style-name="P432">Electroencephalography (EEG) is an external reflection of the electrical activity of brain neurons, capable of indicating the physiological and pathological states of the brain (Liu et al., 2024).<text:s/></text:p>
      <text:p text:style-name="P433"><text:span text:style-name="T434">Results showed abnormalities of the EEG power density at specific frequency bands (&lt; 12 Hz) in the MCI and AD populations, associated with an altered functional and effective EEG connectivity among long range cortical networks (i.e. fronto-parietal and fronto-temporal) (</text:span><text:span text:style-name="T435"><office:annotation office:name="83" xml:id="1572117556"><dc:creator>Janka Hauffe</dc:creator><dc:date>2025-02-11T12:17:00</dc:date><meta:creator-initials>JH</meta:creator-initials><text:p text:style-name="P436">@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office:annotation office:name="84" xml:id="1768626102"><dc:creator>Janka Hauffe</dc:creator><dc:date>2025-02-11T12:17:00</dc:date><meta:creator-initials>JH</meta:creator-initials><text:p text:style-name="P437"><text:a xlink:href="https://doi.org/10.1016/j.ijpsycho.2015.02.008" office:target-frame-name="_top" xlink:show="replace"><text:span text:style-name="T438">https://doi.org/10.1016/j.ijpsycho.2015.02.008</text:span></text:a></text:p></office:annotation>Babiloni et al., 2016</text:span><text:span text:style-name="T439"><office:annotation-end office:name="83"/></text:span><text:span text:style-name="T440"><office:annotation-end office:name="84"/></text:span><text:span text:style-name="T441">).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442">neuroplasticity</text:span></text:a><text:span text:style-name="T443"><text:s/>of the<text:s/></text:span><text:a office:title="Learn more about neural transmission from ScienceDirect's AI-generated Topic Pages" xlink:href="https://www.sciencedirect.com/topics/neuroscience/neurotransmission" office:target-frame-name="_top" xlink:show="replace"><text:span text:style-name="T444">neural transmission</text:span></text:a><text:span text:style-name="T445"><text:s/>in long range cortical networks (Babiloni et al, 2016).</text:span></text:p>
      <text:p text:style-name="P446"/>
      <text:p text:style-name="P447"><text:span text:style-name="T448">High temporal resolution of EEG is considered crucial for the study of the spontaneous and event-related oscillatory gross electromagnetic activity at different frequency ranges (1–4 Hz,<text:s/></text:span><text:span text:style-name="T449">delta</text:span><text:span text:style-name="T450">, 4–8 Hz,<text:s/></text:span><text:span text:style-name="T451">theta</text:span><text:span text:style-name="T452">, 8–13 Hz,<text:s/></text:span><text:span text:style-name="T453">alpha</text:span><text:span text:style-name="T454">, 13–30 Hz,<text:s/></text:span><text:span text:style-name="T455">beta</text:span><text:span text:style-name="T456">, and &gt; 30 Hz, gamma) (Babiloni et al., 2016). Any EEG frequency band conveys particular physiological information on brain functional activity in wake and wake (</text:span><text:span text:style-name="T457"><office:annotation office:name="85" xml:id="1890616279"><dc:creator>Janka Hauffe</dc:creator><dc:date>2025-02-11T12:21:00</dc:date><meta:creator-initials>JH</meta:creator-initials><text:p text:style-name="P458">From Babiloni et al., 2016</text:p></office:annotation>Nunez et al., 1999</text:span><text:span text:style-name="T459"><office:annotation-end office:name="85"/></text:span><text:span text:style-name="T460">).</text:span></text:p>
      <text:p text:style-name="P461"><text:span text:style-name="T462">It should be noted that high temporal resolution of EEG is crucial for the study of an emerging property of brain activity, namely the spontaneous and event-related oscillatory activity at different frequencies ranging at 1–4 Hz (</text:span><text:span text:style-name="T463">delta</text:span><text:span text:style-name="T464">), 4–8 Hz (</text:span><text:span text:style-name="T465">theta</text:span><text:span text:style-name="T466">), 8–13 Hz (</text:span><text:span text:style-name="T467">alpha</text:span><text:span text:style-name="T468">), 13–30 Hz (</text:span><text:span text:style-name="T469">beta</text:span><text:span text:style-name="T470">), and &gt;30 Hz (gamma) (Babiloni et al., 2011).</text:span></text:p>
      <text:p text:style-name="P471"/>
      <text:p text:style-name="P472">Frequency bands</text:p>
      <text:p text:style-name="P473"><text:span text:style-name="T474">It should be noted that high temporal resolution of EEG is crucial for the study of an emerging property of brain activity, namely the spontaneous and event-related oscillatory activity at different frequencies ranging at 1–4 Hz (</text:span><text:span text:style-name="T475">delta</text:span><text:span text:style-name="T476">), 4–8 Hz (</text:span><text:span text:style-name="T477">theta</text:span><text:span text:style-name="T478">), 8–13 Hz (</text:span><text:span text:style-name="T479">alpha</text:span><text:span text:style-name="T480">), 13–30 Hz (</text:span><text:span text:style-name="T481">beta</text:span><text:span text:style-name="T482">), and &gt;30 Hz (gamma) (Babiloni et al., 2011). Each of these frequencies conveys<text:s/></text:span><text:soft-page-break/><text:span text:style-name="T483">peculiar physiological information on brain functional state during sleep and wake periods (Babiloni et al., 2011).</text:span></text:p>
      <text:p text:style-name="P484"><text:span text:style-name="T485">A certain consensus is reached on the following physiological model (</text:span><text:span text:style-name="T486"><office:annotation office:name="86" xml:id="140583771"><dc:creator>Janka Hauffe</dc:creator><dc:date>2025-02-11T12:44:00</dc:date><meta:creator-initials>JH</meta:creator-initials><text:p text:style-name="P487">Don‘t need citation here</text:p></office:annotation>Babiloni et al., 2011).<text:s/></text:span><text:span text:style-name="T488"><office:annotation-end office:name="86"/></text:span><text:span text:style-name="T489">During slow-wave sleep, corticofugal slow oscillations (&lt;1 Hz) are effective in grouping thalamic-generated<text:s/></text:span><text:span text:style-name="T490">delta</text:span><text:span text:style-name="T491"><text:s/>rhythms (1–4 Hz) and spindling activity (7–14 Hz) [</text:span><text:span text:style-name="T492"><office:annotation office:name="87" xml:id="119193876"><dc:creator>Janka Hauffe</dc:creator><dc:date>2025-01-30T13:44:00</dc:date><meta:creator-initials>JH</meta:creator-initials><text:p text:style-name="P493">14] Steriade M (2003) The corticothalamic system in sleep.</text:p><text:p text:style-name="P494">Front Biosci 8, d878-d899</text:p></office:annotation><office:annotation office:name="88" xml:id="1244693197"><dc:creator>Janka Hauffe</dc:creator><dc:date>2025-02-11T12:44:00</dc:date><meta:creator-initials>JH</meta:creator-initials><text:p text:style-name="P495">From Babiloni et al., 2011</text:p></office:annotation>14</text:span><text:span text:style-name="T496"><office:annotation-end office:name="87"/></text:span><text:span text:style-name="T497"><office:annotation-end office:name="88"/></text:span><text:span text:style-name="T498">]. In this condition,<text:s/></text:span><text:span text:style-name="T499">delta</text:span><text:span text:style-name="T500"><text:s/>rhythms would dominate EEG oscillations, while<text:s/></text:span><text:span text:style-name="T501">alpha</text:span><text:span text:style-name="T502"><text:s/>rhythms (about 8–12 Hz) would be suppressed (Babiloni et al., 2011). In the case of endogenous or exogenous arousing stimuli, spindles, high- and low-frequency components of the<text:s/></text:span><text:span text:style-name="T503">delta</text:span><text:span text:style-name="T504"><text:s/>rhythms are blocked by the inhibition of reticulo-thalamic (7–14 Hz), thalamocortical (1–4 Hz), and intracortical (&lt;1 Hz) oscillators (Babiloni et al., 2011).</text:span></text:p>
      <text:p text:style-name="P505"><text:span text:style-name="T506">These rhythms are replaced by fast oscillations in the range of<text:s/></text:span><text:span text:style-name="T507">beta</text:span><text:span text:style-name="T508"><text:s/>(14–30 Hz) and gamma frequencies (&gt;30 Hz) [</text:span><text:span text:style-name="T509"><office:annotation office:name="89" xml:id="894275832"><dc:creator>Janka Hauffe</dc:creator><dc:date>2025-01-30T13:45:00</dc:date><meta:creator-initials>JH</meta:creator-initials><text:p text:style-name="P510">[14] Steriade M (2003) The corticothalamic system in sleep.</text:p><text:p text:style-name="P511">Front Biosci 8, d878-d899.</text:p><text:p text:style-name="P512">[15] Steriade M, Contreras D, Amzica F, Timofeev I (1996) Syn-</text:p><text:p text:style-name="P513">chronization of fast (30-40Hz) spontaneous oscillations in</text:p><text:p text:style-name="P514">intrathalamic and thalamocortical networks. J Neurosci 6,</text:p><text:p text:style-name="P515">2788-2808</text:p></office:annotation><office:annotation office:name="90" xml:id="548047157"><dc:creator>Janka Hauffe</dc:creator><dc:date>2025-02-11T12:45:00</dc:date><meta:creator-initials>JH</meta:creator-initials><text:p text:style-name="P516">From Babiloni et al., 2011</text:p></office:annotation>14, 15</text:span><text:span text:style-name="T517"><office:annotation-end office:name="89"/></text:span><text:span text:style-name="T518"><office:annotation-end office:name="90"/></text:span><text:span text:style-name="T519">]. In the wake resting state condition,<text:s/></text:span><text:span text:style-name="T520">alpha</text:span><text:span text:style-name="T521"><text:s/>rhythms would dominate the human EEG oscillatory activity, while<text:s/></text:span><text:span text:style-name="T522">delta</text:span><text:span text:style-name="T523"><text:s/>rhythms would be quite low in amplitude in physiological conditions [</text:span><text:span text:style-name="T524"><office:annotation office:name="91" xml:id="161404748"><dc:creator>Janka Hauffe</dc:creator><dc:date>2025-01-30T13:46:00</dc:date><meta:creator-initials>JH</meta:creator-initials><text:p text:style-name="P525">[16] Steriade M, Llinas RR (1988) The functional states of the</text:p><text:p text:style-name="P526">thalamus and the associated neuronal interplay. Physiol Rev</text:p><text:p text:style-name="P527">68, 649-742.</text:p><text:p text:style-name="P528">[17] Brunia CH (1999) Neural aspects of anticipatory behavior.</text:p><text:p text:style-name="P529">Acta Psychol (Amst) 101, 213-242.</text:p><text:p text:style-name="P530">[18] Pfurtscheller G, Lopes da Silva FH (1999) Event-related</text:p><text:p text:style-name="P531">EEG/MEG synchronization and desynchronization: basic</text:p><text:p text:style-name="P532">principles. Clin Neurophysiol 110, 1842-1857. Review</text:p></office:annotation><office:annotation office:name="92" xml:id="401689784"><dc:creator>Janka Hauffe</dc:creator><dc:date>2025-02-11T12:45:00</dc:date><meta:creator-initials>JH</meta:creator-initials><text:p text:style-name="P533">Babiloni et al., 2011</text:p></office:annotation>16–18</text:span><text:span text:style-name="T534"><office:annotation-end office:name="91"/></text:span><text:span text:style-name="T535"><office:annotation-end office:name="92"/></text:span><text:span text:style-name="T536">].</text:span></text:p>
      <text:p text:style-name="P537">Babiloni et al., 2016:</text:p>
      <text:p text:style-name="P538"><text:span text:style-name="T539">The background spontaneous oscillatory activity of brain neurons at about 10 Hz generates the dominant<text:s/></text:span><text:span text:style-name="T540">alpha</text:span><text:span text:style-name="T541"><text:s/>rhythm of restingstate EEG activity first described by Berger. In the classical studies by Jasper and Penfield (1949),<text:s/></text:span><text:span text:style-name="T542">alpha</text:span><text:span text:style-name="T543"><text:s/>rhythms ranging from about 8 to 12 Hz were recorded from nearly the entire upper cortical surface (including the frontal and prefrontal areas) in a large population of patients awake during surgery.</text:span></text:p>
      <text:p text:style-name="P544">In the condition of slow-wave sleep, cortico-fugal slow oscillations (b1 Hz) are effective</text:p>
      <text:p text:style-name="P545"><text:span text:style-name="T546">in grouping thalamic-generated<text:s/></text:span><text:span text:style-name="T547">delta</text:span><text:span text:style-name="T548"><text:s/>rhythms (1–4 Hz) and spindling activity (7–14 Hz) rhythms (Steriade, 2003). In the condition of brain arousal, spindles as well as high and low components of the<text:s/></text:span><text:span text:style-name="T549">delta</text:span><text:span text:style-name="T550"><text:s/>rhythms are blocked by the inhibition of oscillators within, respectively, reticulo-thalamic (7–14 Hz), thalamo-cortical (1–4 Hz), and intra-cortical (b1 Hz), neuronal circuits. These rhythms are replaced by fast (</text:span><text:span text:style-name="T551">beta</text:span><text:span text:style-name="T552"><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553">alpha</text:span><text:span text:style-name="T554"><text:s/>would be mainly related to subject's global attentional readiness (Klimesch, 1996; Klimesch et al., 1997, 1998; Rossini et al., 1991; Q13Steriade and Llinas, 1998). Noteworthy, there is consensus that<text:s/></text:span><text:span text:style-name="T555">alpha</text:span><text:span text:style-name="T556"><text:s/>rhythms represent the dominant resting oscillations of the adult, awake human brain (Rossini et al., 1991; Q14Steriade and Llinas, 1998; Klimesch, 1996; Klimesch, 1997, 1998), and have been linked to intelligence quotient, memory, and cognition (Klimesch, 1999). This<text:s/></text:span><text:soft-page-break/><text:span text:style-name="T557">background activity is desynchronized during sensory and cognitive-motor events (Q15Babiloni et al., 2005, Q16Babiloni et al., 2006a, 2006b, 2006c, 2006d, 2006e, 2008a, 2008b; Pfurtscheller and Lopes da Silva, 1999). Oscillations in other frequency bands, e.g.,<text:s/></text:span><text:span text:style-name="T558">delta</text:span><text:span text:style-name="T559"><text:s/>(1–4 Hz),<text:s/></text:span><text:span text:style-name="T560">theta</text:span><text:span text:style-name="T561"><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562"/>
      <text:p text:style-name="P563">Genereal Information resting state</text:p>
      <text:p text:style-name="P564"><text:bookmark-start text:name="_Hlk189053201"/>Conclusion, the resting state EEG makers are promising to unveil abnormal functional connectivity and neuroplasticity of neurotransmission in the brain of AD patients (Babiloni et al., 2016).<text:bookmark-end text:name="_Hlk189053201"/></text:p>
      <text:p text:style-name="P565"><text:span text:style-name="T566">In recent years, resting state EEG (rsEEG) measurements have emerged as a reliable tool for quantifying brain neurophysiological dysfunction (</text:span><text:span text:style-name="T567"><office:annotation office:name="93" xml:id="736802397"><dc:creator>Janka Hauffe</dc:creator><dc:date>2025-02-11T12:08:00</dc:date><meta:creator-initials>JH</meta:creator-initials><text:p text:style-name="P568">@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4" xml:id="2116751508"><dc:creator>Janka Hauffe</dc:creator><dc:date>2025-02-11T12:09:00</dc:date><meta:creator-initials>JH</meta:creator-initials><text:p text:style-name="P569"><text:a xlink:href="https://doi.org/10.1016/j.biopsycho.2024.108823" office:target-frame-name="_top" xlink:show="replace"><text:span text:style-name="T570">https://doi.org/10.1016/j.biopsycho.2024.108823</text:span></text:a></text:p></office:annotation>Perez, Duque, Hidalgo &amp; Salvador, 2024</text:span><text:span text:style-name="T571"><office:annotation-end office:name="93"/></text:span><text:span text:style-name="T572"><office:annotation-end office:name="94"/></text:span><text:span text:style-name="T573">).</text:span></text:p>
      <text:p text:style-name="P574"/>
      <text:p text:style-name="P575"><text:span text:style-name="T576">Resting state eyes closed cortical EEG rhythms typically change across physiological aging, with gradual modifications in profile and magnitude of the spectra power spectrum (Babiloni et al., 2011). It was observed a marked amplitude decrease of<text:s/></text:span><text:span text:style-name="T577">alpha</text:span><text:span text:style-name="T578"><text:s/>(8–13 Hz) and a global “slowing” of the background EEG, which increases in power and spatial distribution in the slower<text:s/></text:span><text:span text:style-name="T579">delta</text:span><text:span text:style-name="T580"><text:s/>(1–4 Hz) and<text:s/></text:span><text:span text:style-name="T581">theta</text:span><text:span text:style-name="T582"><text:s/>(4–8 Hz) rhythms [</text:span><text:span text:style-name="T583"><office:annotation office:name="95" xml:id="148679426"><dc:creator>Janka Hauffe</dc:creator><dc:date>2025-01-30T13:46:00</dc:date><meta:creator-initials>JH</meta:creator-initials><text:p text:style-name="P584">[58] Dujardin K, Bourriez JL, Guieu JD (1994) Event-related</text:p><text:p text:style-name="P585">desynchronization (ERD) patterns during verbal memory</text:p><text:p text:style-name="P586">tasks: effect of age, int. J Psychophysiol 16, 17-27.</text:p><text:p text:style-name="P587">[59] Dujardin K, Bourriez JL, Guieu JD (1995) Event-related</text:p><text:p text:style-name="P588">desynchronization (ERD) patterns during memory pro-</text:p><text:p text:style-name="P589">cesses: effects of aging and task difficulty. Electroen-</text:p><text:p text:style-name="P590">cephalogr. Clin Neurophysiol 96, 169-182.</text:p><text:p text:style-name="P591">[60] Klass DW, Brenner RP (1995) Electroencephalography of</text:p><text:p text:style-name="P592">the elderly. J Clin Neurophysiol 12, 116-131.</text:p><text:p text:style-name="P593">[61] Klimesch W (1999) EEG alpha and theta oscillations reflect</text:p><text:p text:style-name="P594">cognitive and memory performance: a review and analysis.</text:p><text:p text:style-name="P595">Brain Research Reviews 29, 169-195</text:p></office:annotation><office:annotation office:name="96" xml:id="1955485679"><dc:creator>Janka Hauffe</dc:creator><dc:date>2025-02-11T12:47:00</dc:date><meta:creator-initials>JH</meta:creator-initials><text:p text:style-name="P596">From Babiloni et al., 2011</text:p></office:annotation>58–61</text:span><text:span text:style-name="CommentReference"><office:annotation-end office:name="95"/></text:span><text:span text:style-name="CommentReference"><office:annotation-end office:name="96"/></text:span><text:span text:style-name="T597">]. A recent study in a large sample of healthy subjects (N = 215, 18–85 years) confirmed an age-dependent power decrement of posterior low-frequency<text:s/></text:span><text:span text:style-name="T598">alpha</text:span><text:span text:style-name="T599"><text:s/>(</text:span><text:span text:style-name="T600">alpha</text:span><text:span text:style-name="T601"><text:s/>1; 8–10.5 Hz) and<text:s/></text:span><text:span text:style-name="T602">delta</text:span><text:span text:style-name="T603"><text:s/>rhythms [</text:span><text:span text:style-name="T604"><office:annotation office:name="97" xml:id="1090064004"><dc:creator>Janka Hauffe</dc:creator><dc:date>2025-01-30T13:47:00</dc:date><meta:creator-initials>JH</meta:creator-initials><text:p text:style-name="P605">[62] Babiloni C, Binetti G, Cassarono A, Dal Forno G, Del Per-</text:p><text:p text:style-name="P606">cio C, Ferreri F, Ferri R, Frisoni G, Galderisi S, Hirata</text:p><text:p text:style-name="P607">K, Lanuzza B, Miniassi C, Mucci A, Nobili F, Rodriguez</text:p><text:p text:style-name="P608">G, Romani GL, Rossigni PM (2006) Sources of cortical</text:p><text:p text:style-name="P609">rhythms in adults during physiological aging: a multicentric</text:p><text:p text:style-name="P610">EEG study. Hum Brain Mapp 27, 162-172</text:p></office:annotation><office:annotation office:name="98" xml:id="1333826773"><dc:creator>Janka Hauffe</dc:creator><dc:date>2025-02-11T12:48:00</dc:date><meta:creator-initials>JH</meta:creator-initials><text:p text:style-name="P611">From Babiloni et al., 2011</text:p></office:annotation>62</text:span><text:span text:style-name="CommentReference"><office:annotation-end office:name="97"/></text:span><text:span text:style-name="CommentReference"><office:annotation-end office:name="98"/></text:span><text:span text:style-name="T612">].</text:span></text:p>
      <text:p text:style-name="P613">The results reviewed in the present article suggest that these quantitative indexes of resting state EEG rhythms might reflect neurodegenerative processes along preclinical and clinical stages of AD, at least at group level (babiloni et al., 2011).</text:p>
      <text:p text:style-name="P614"><text:span text:style-name="T615">Resting state</text:span><text:span text:style-name="T616"><text:line-break/></text:span><text:span text:style-name="T617">In particular, the recording of resting state eyes-closed EEG represents a simple standardized procedure that may be carried out rapidly in a clinical environment (Babiloni et al., 2016). The recording of the EEG rhythms at rest does not require stimuli or assessment of subject's behavior, and it does not induce fatigue or anxiety typically associated with common task performance (Babiloni et al., 2016). Moreover, resting state EEG rhythms have been found to partially restore together with patients' cognitive performance after the administration of AchetylCholinesterase inhibitors licensed for the symptomatic treatment of AD (</text:span><text:span text:style-name="T618"><office:annotation office:name="99" xml:id="1101681591"><dc:creator>Janka Hauffe</dc:creator><dc:date>2025-02-11T12:24:00</dc:date><meta:creator-initials>JH</meta:creator-initials><text:p text:style-name="P619">From Babiloni et al., 2016</text:p></office:annotation>Kogan et al.,<text:s/></text:span><text:soft-page-break/><text:span text:style-name="T620">2001; Rodriguez et al., 2002, Rodriguez et al., 2004, Reeves et al., 2002, Onofrj et al., 2003, Brassen and Adler, 2003, Babiloni et al., 2006e</text:span><text:span text:style-name="CommentReference"><office:annotation-end office:name="99"/></text:span><text:span text:style-name="T621">).</text:span></text:p>
      <text:p text:style-name="P622"><text:span text:style-name="T623">Resting state rerefers to the functional imaging usage of this term, which indicates activity that is spontaneous and not dependent on a study-related task or stimulus (</text:span><text:span text:style-name="T624"><office:annotation office:name="100" xml:id="654366544"><dc:creator>Janka Hauffe</dc:creator><dc:date>2025-02-11T12:50:00</dc:date><meta:creator-initials>JH</meta:creator-initials><text:p text:style-name="P625">@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101" xml:id="901187655"><dc:creator>Janka Hauffe</dc:creator><dc:date>2025-02-11T12:50:00</dc:date><meta:creator-initials>JH</meta:creator-initials><text:p text:style-name="P626"><text:a xlink:href="https://doi.org/10.1073/pnas.0700668104" office:target-frame-name="_top" xlink:show="replace"><text:span text:style-name="T627">https://doi.org/10.1073/pnas.0700668104</text:span></text:a></text:p></office:annotation>Mantini, Perrucci, Del Gratta, Romani &amp; Corbetta, 2007</text:span><text:span text:style-name="CommentReference"><office:annotation-end office:name="100"/></text:span><text:span text:style-name="CommentReference"><office:annotation-end office:name="101"/></text:span><text:span text:style-name="T628">). Resting state investigations have implications on cognitive neuroscience, sleep physiology, and resting state brain networks (Mantini et al., 2007).</text:span></text:p>
      <text:p text:style-name="P629"><text:span text:style-name="T630">First, similar to other neural-based measures , resting state EEG yields objective metrics that may be more sensitive in detecting subtle neurophysiological changes that percede behavioral manifestations of<text:s/></text:span><text:span text:style-name="T631"><office:annotation office:name="102" xml:id="583805331"><dc:creator>Janka Hauffe</dc:creator><dc:date>2025-02-01T12:46:00</dc:date><meta:creator-initials>JH</meta:creator-initials><text:p text:style-name="P632">Autism spectrum disorder</text:p></office:annotation>ASD</text:span><text:span text:style-name="CommentReference"><office:annotation-end office:name="102"/></text:span><text:span text:style-name="T633"><text:s/>(</text:span><text:span text:style-name="T634"><office:annotation office:name="103" xml:id="1076439934"><dc:creator>Janka Hauffe</dc:creator><dc:date>2025-02-11T12:51:00</dc:date><meta:creator-initials>JH</meta:creator-initials><text:p text:style-name="P635">@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104" xml:id="1480329508"><dc:creator>Janka Hauffe</dc:creator><dc:date>2025-02-11T12:51:00</dc:date><meta:creator-initials>JH</meta:creator-initials><text:p text:style-name="P636"><text:a xlink:href="https://doi.org/10.1038/s41398-023-02681-2" office:target-frame-name="_top" xlink:show="replace"><text:span text:style-name="T637">https://doi.org/10.1038/s41398-023-02681-2</text:span></text:a></text:p></office:annotation>Neo, Foti, Keehn &amp; Kelleher, 2023</text:span><text:span text:style-name="CommentReference"><office:annotation-end office:name="103"/></text:span><text:span text:style-name="CommentReference"><office:annotation-end office:name="104"/></text:span><text:span text:style-name="T638">). Third, resting state EEG data may be collected from individuals with a wide range of developmental and functioning levels, including children, which is of paramount importance fir early diagnosis of ASD (</text:span><text:span text:style-name="T639"><office:annotation office:name="105" xml:id="533005953"><dc:creator>Janka Hauffe</dc:creator><dc:date>2025-01-29T13:34:00</dc:date><meta:creator-initials>JH</meta:creator-initials><text:p text:style-name="P640">Saby JN, Marshall PJ. The utility of EEG band power analysis in the study of infancy and early childhood. Dev Neuropsychol. 2012;37:253–73.<text:s/></text:p></office:annotation><office:annotation office:name="106" xml:id="1349644775"><dc:creator>Janka Hauffe</dc:creator><dc:date>2025-02-11T12:52:00</dc:date><meta:creator-initials>JH</meta:creator-initials><text:p text:style-name="P641">From Neo et al., 2023</text:p></office:annotation>23</text:span><text:span text:style-name="CommentReference"><office:annotation-end office:name="105"/></text:span><text:span text:style-name="CommentReference"><office:annotation-end office:name="106"/></text:span><text:span text:style-name="T642">).</text:span></text:p>
      <text:p text:style-name="P643">rsEEG is typically recorded from subjects during brief periods under both eyes-open and eyes-closed conditions, capturing spontaneous brain activity during periods of cognitive disengagement (Perez et al., 2024).</text:p>
      <text:p text:style-name="P644"><text:span text:style-name="T645">This method captures neural activity independent from the cognitive task, making it resilient to factors such as fatigue, movements, anxiety, or meta-learning, as Babiloni et al. (2021) highlighted (Perez et al., 2024). The most common way to characterize rsEEG is by breaking down oscillatory signals into the spectral power of a frequency band (Perez et al., 2024). Spectral power is proportional to the rate of energy change at a specific frequency or frequency band (</text:span><text:span text:style-name="T646"><office:annotation office:name="107" xml:id="420616458"><dc:creator>Janka Hauffe</dc:creator><dc:date>2025-02-11T12:53:00</dc:date><meta:creator-initials>JH</meta:creator-initials><text:p text:style-name="P647">From Perez et al., 2024</text:p></office:annotation>Ward, 2003</text:span><text:span text:style-name="CommentReference"><office:annotation-end office:name="107"/></text:span><text:span text:style-name="T648">), and it is involved in various cognitive processes (Perez et al., 2024).</text:span></text:p>
      <text:p text:style-name="P649"><text:span text:style-name="T650">Alpha</text:span><text:span text:style-name="T651"><text:s/>power is linked to heightened attention and task engagement, whereas<text:s/></text:span><text:span text:style-name="T652">theta</text:span><text:span text:style-name="T653"><text:s/>power is associated with memory encoding and retrieval (Perez et al., 2024).<text:s/></text:span></text:p>
      <text:p text:style-name="P654"><text:span text:style-name="T655">Gamma-</text:span><text:span text:style-name="T656">theta</text:span><text:span text:style-name="T657"><text:s/>interactions may support short-term memory, and gamma oscillations are linked to processing attended stimuli (</text:span><text:span text:style-name="T658"><office:annotation office:name="108" xml:id="1282690560"><dc:creator>Janka Hauffe</dc:creator><dc:date>2025-02-11T12:53:00</dc:date><meta:creator-initials>JH</meta:creator-initials><text:p text:style-name="P659">From Perez et al., 2024</text:p></office:annotation>Ward, 2003</text:span><text:span text:style-name="CommentReference"><office:annotation-end office:name="108"/></text:span><text:span text:style-name="T660">). The predominant approach in the literature focuses on the analysis of broad frequency bands in the EEG power spectrum, from slow bands,<text:s/></text:span><text:span text:style-name="T661">delta</text:span><text:span text:style-name="T662"><text:s/>(δ:0.1–&lt;4 Hz) and<text:s/></text:span><text:span text:style-name="T663">theta</text:span><text:span text:style-name="T664"><text:s/>(θ:4–&lt;8 Hz), to faster bands,<text:s/></text:span><text:span text:style-name="T665">alpha</text:span><text:span text:style-name="T666"><text:s/>(α: 8–13 Hz),<text:s/></text:span><text:span text:style-name="T667">beta</text:span><text:span text:style-name="T668"><text:s/>(β:14–30 Hz), and gamma (γ: &gt;30–80 H) (</text:span><text:span text:style-name="T669"><office:annotation office:name="109" xml:id="1343871344"><dc:creator>Janka Hauffe</dc:creator><dc:date>2025-02-11T12:54:00</dc:date><meta:creator-initials>JH</meta:creator-initials><text:p text:style-name="P670">From Perez</text:p></office:annotation>Babiloni, et al., 2020</text:span><text:span text:style-name="CommentReference"><office:annotation-end office:name="109"/></text:span><text:span text:style-name="T671">). In normal aging, there may be a gradual slowing of EEG rhythms and subtle changes in neural oscillations across different frequency bands (</text:span><text:span text:style-name="T672"><office:annotation office:name="110" xml:id="1276522785"><dc:creator>Janka Hauffe</dc:creator><dc:date>2025-02-11T12:54:00</dc:date><meta:creator-initials>JH</meta:creator-initials><text:p text:style-name="P673">From Perez</text:p></office:annotation>Babiloni et al., 2006; Barry &amp; De Blasio, 2017</text:span><text:span text:style-name="CommentReference"><office:annotation-end office:name="110"/></text:span><text:span text:style-name="T674">). However, in pathological aging, as in AD, these alterations are often more pronounced and disruptive, with significant changes in frequency bands (</text:span><text:span text:style-name="T675"><office:annotation office:name="111" xml:id="988480840"><dc:creator>Janka Hauffe</dc:creator><dc:date>2025-02-11T12:54:00</dc:date><meta:creator-initials>JH</meta:creator-initials><text:p text:style-name="P676">From Perez</text:p></office:annotation>Lejko et al., 2020</text:span><text:span text:style-name="CommentReference"><office:annotation-end office:name="111"/></text:span><text:span text:style-name="T677">). Over the years, a substantial body<text:s/></text:span><text:soft-page-break/><text:span text:style-name="T678">of research has amassed compelling evidence pointing to a progressive alteration in brain electrical activity in neurodegenerative disorders such as MCI or AD (Perez et al., 2024).</text:span></text:p>
      <text:p text:style-name="P679"><text:span text:style-name="T680"><office:annotation office:name="112" xml:id="1388416966"><dc:creator>Janka Hauffe</dc:creator><dc:date>2025-01-15T12:42:00</dc:date><meta:creator-initials>JH</meta:creator-initials><text:p text:style-name="P681">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682"><office:annotation-end office:name="112"/></text:span></text:p>
      <text:p text:style-name="P683"/>
      <text:p text:style-name="P684"/>
      <text:p text:style-name="P685"/>
      <text:p text:style-name="P686"/>
      <text:p text:style-name="P687">Introduction to EEG</text:p>
      <text:p text:style-name="P688">Introduction to Resting state</text:p>
      <text:p text:style-name="P689">EEG in subjective cognitive impairment</text:p>
      <text:p text:style-name="P690">EEG in objective cognitive impairment (MCI)</text:p>
      <text:p text:style-name="P691">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92">EEG in PCS patients</text:p>
      <text:p text:style-name="P693">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94">Fatigue as a <text:s/>symptom of PCS</text:p>
      <text:p text:style-name="P695">EEG in Fatigue</text:p>
      <text:p text:style-name="P696">Summary</text:p>
      <text:p text:style-name="P697">Research question</text:p>
      <text:p text:style-name="P698">Hypotheses</text:p>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Subjective cognitive deficits in everyday situations are predicted by elevated anxiety and fatigue levels more than by objective cognitive performance (Zamarian et al., 2024).</text:p>
      <text:p text:style-name="P714">This lack of alignment highlights the complexity of cognitive impairment and raises questions about which additional factors may influence individuals’ perceptions of cognitive difficulties.<text:s/></text:p>
      <text:p text:style-name="P715">Recent research has addressed these questions by examining how psychological symptoms influence subjective cognitive and objective cognitive impairment.</text:p>
      <text:p text:style-name="P71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17"><text:span text:style-name="T71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19"/>
      <text:p text:style-name="P720"><text:span text:style-name="T721">This shows, that subjective and objective measures of cognitive function represent two distinct approaches to assessing cognition. Subjective assessments rely on self-reported<text:s/></text:span><text:soft-page-break/><text:span text:style-name="T722">experiences and perceptions (Stewart, 2012), while objective assessments use standardized tests and tasks to evaluate cognitive performance in various functional areas.</text:span></text:p>
      <text:p text:style-name="P723"/>
      <text:p text:style-name="P724"><text:span text:style-name="T725"><office:annotation office:name="113" xml:id="2023504428"><dc:creator>Janka Hauffe</dc:creator><dc:date>2025-01-29T13:08:00</dc:date><meta:creator-initials>JH</meta:creator-initials><text:p text:style-name="P726">MCI</text:p></office:annotation>Petersen (2016):<text:s/></text:span><text:span text:style-name="CommentReference"><office:annotation-end office:name="113"/></text:span><office:annotation office:name="114" xml:id="1294159832"><dc:creator>Janka Hauffe</dc:creator><dc:date>2025-01-29T13:04:00</dc:date><meta:creator-initials>JH</meta:creator-initials><text:p text:style-name="P727">@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728">https://doi.org/10.1212/CON.0000000000000313</text:span></text:a><text:span text:style-name="CommentReference"><office:annotation-end office:name="114"/></text:span></text:p>
      <text:p text:style-name="P729"><text:span text:style-name="T730"><office:annotation office:name="115" xml:id="506205494"><dc:creator>Janka Hauffe</dc:creator><dc:date>2025-01-29T13:08:00</dc:date><meta:creator-initials>JH</meta:creator-initials><text:p text:style-name="P731">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15"/></text:span></text:p>
      <text:p text:style-name="P732"/>
      <text:p text:style-name="P733">Starting from the 1970 s, EEG was progressively supplanted for clinical applications on diagnosis of abnormal brain aging (Babiloni et al., 2011).</text:p>
      <text:p text:style-name="P734"/>
      <text:p text:style-name="P735">Starting from the 1970 s, EEG was progressively supplanted for clinical applications on diagnosis of abnormal brain aging (Babiloni et al., 2011).</text:p>
      <text:p text:style-name="P736"/>
      <text:p text:style-name="P7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11T17:53:00Z</dc:date>
    <meta:template xlink:href="Normal.dotm" xlink:type="simple"/>
    <meta:editing-cycles>106</meta:editing-cycles>
    <meta:editing-duration>PT0S</meta:editing-duration>
    <meta:document-statistic meta:page-count="14" meta:paragraph-count="69" meta:word-count="4749" meta:character-count="34605" meta:row-count="249" meta:non-whitespace-character-count="29925"/>
  </office:meta>
</office:document-meta>
</file>